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roman"/>
    <style:font-face style:name="Times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002cm" fo:margin-left="-0.199cm" fo:margin-top="0cm" fo:margin-bottom="0cm" table:align="left" style:shadow="none" style:writing-mode="lr-tb"/>
    </style:style>
    <style:style style:name="Tabela2.A" style:family="table-column">
      <style:table-column-properties style:column-width="4.777cm"/>
    </style:style>
    <style:style style:name="Tabela2.B" style:family="table-column">
      <style:table-column-properties style:column-width="12.22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956cm" fo:margin-left="-0.175cm" fo:margin-top="0cm" fo:margin-bottom="0cm" table:align="left" style:shadow="none" style:writing-mode="lr-tb"/>
    </style:style>
    <style:style style:name="Tabela3.A" style:family="table-column">
      <style:table-column-properties style:column-width="4.653cm"/>
    </style:style>
    <style:style style:name="Tabela3.B" style:family="table-column">
      <style:table-column-properties style:column-width="12.30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6.99cm" fo:margin-left="-0.199cm" fo:margin-top="0cm" fo:margin-bottom="0cm" table:align="left" style:shadow="none" style:writing-mode="lr-tb"/>
    </style:style>
    <style:style style:name="Tabela4.A" style:family="table-column">
      <style:table-column-properties style:column-width="4.683cm"/>
    </style:style>
    <style:style style:name="Tabela4.B" style:family="table-column">
      <style:table-column-properties style:column-width="12.307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transparent" fo:padding="0cm" fo:border="0.5pt solid #000000">
        <style:background-image/>
      </style:table-cell-properties>
    </style:style>
    <style:style style:name="Tabela4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4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5" style:family="table">
      <style:table-properties style:width="17.002cm" fo:margin-left="-0.199cm" fo:margin-top="0cm" fo:margin-bottom="0cm" table:align="left" style:shadow="none" style:writing-mode="lr-tb"/>
    </style:style>
    <style:style style:name="Tabela5.A" style:family="table-column">
      <style:table-column-properties style:column-width="4.777cm"/>
    </style:style>
    <style:style style:name="Tabela5.B" style:family="table-column">
      <style:table-column-properties style:column-width="12.226cm"/>
    </style:style>
    <style:style style:name="Tabela5.1" style:family="table-row">
      <style:table-row-properties style:min-row-height="0.739cm" fo:keep-together="auto"/>
    </style:style>
    <style:style style:name="Tabela5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transparent" fo:padding="0cm" fo:border="0.5pt solid #000000">
        <style:background-image/>
      </style:table-cell-properties>
    </style:style>
    <style:style style:name="Tabela5.2" style:family="table-row">
      <style:table-row-properties fo:keep-together="auto"/>
    </style:style>
    <style:style style:name="Tabela5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5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5.3" style:family="table-row">
      <style:table-row-properties fo:keep-together="auto"/>
    </style:style>
    <style:style style:name="Tabela5.4" style:family="table-row">
      <style:table-row-properties fo:keep-together="auto"/>
    </style:style>
    <style:style style:name="Tabela5.5" style:family="table-row">
      <style:table-row-properties fo:keep-together="auto"/>
    </style:style>
    <style:style style:name="Tabela5.6" style:family="table-row">
      <style:table-row-properties fo:keep-together="auto"/>
    </style:style>
    <style:style style:name="Tabela5.7" style:family="table-row">
      <style:table-row-properties fo:keep-together="auto"/>
    </style:style>
    <style:style style:name="Tabela5.8" style:family="table-row">
      <style:table-row-properties fo:keep-together="auto"/>
    </style:style>
    <style:style style:name="Tabela5.9" style:family="table-row">
      <style:table-row-properties fo:keep-together="auto"/>
    </style:style>
    <style:style style:name="Tabela5.10" style:family="table-row">
      <style:table-row-properties fo:keep-together="auto"/>
    </style:style>
    <style:style style:name="Tabela7" style:family="table">
      <style:table-properties style:width="17.002cm" fo:margin-left="-0.199cm" fo:margin-top="0cm" fo:margin-bottom="0cm" table:align="left" style:shadow="none" style:writing-mode="lr-tb"/>
    </style:style>
    <style:style style:name="Tabela7.A" style:family="table-column">
      <style:table-column-properties style:column-width="4.777cm"/>
    </style:style>
    <style:style style:name="Tabela7.B" style:family="table-column">
      <style:table-column-properties style:column-width="12.22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7.B1" style:family="table-cell">
      <style:table-cell-properties fo:background-color="transparent" fo:padding="0cm" fo:border="0.5pt solid #000000">
        <style:background-image/>
      </style:table-cell-properties>
    </style:style>
    <style:style style:name="Tabela7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7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8" style:family="table">
      <style:table-properties style:width="17.002cm" fo:margin-left="-0.199cm" fo:margin-top="0cm" fo:margin-bottom="0cm" table:align="left" style:shadow="none" style:writing-mode="lr-tb"/>
    </style:style>
    <style:style style:name="Tabela8.A" style:family="table-column">
      <style:table-column-properties style:column-width="4.777cm"/>
    </style:style>
    <style:style style:name="Tabela8.B" style:family="table-column">
      <style:table-column-properties style:column-width="12.22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background-color="transparent" fo:padding="0cm" fo:border="0.5pt solid #000000">
        <style:background-image/>
      </style:table-cell-properties>
    </style:style>
    <style:style style:name="Tabela8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8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9" style:family="table">
      <style:table-properties style:width="17.002cm" fo:margin-left="-0.199cm" fo:margin-top="0cm" fo:margin-bottom="0cm" table:align="left" style:shadow="none" style:writing-mode="lr-tb"/>
    </style:style>
    <style:style style:name="Tabela9.A" style:family="table-column">
      <style:table-column-properties style:column-width="4.777cm"/>
    </style:style>
    <style:style style:name="Tabela9.B" style:family="table-column">
      <style:table-column-properties style:column-width="12.22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9.B1" style:family="table-cell">
      <style:table-cell-properties fo:background-color="transparent" fo:padding="0cm" fo:border="0.5pt solid #000000">
        <style:background-image/>
      </style:table-cell-properties>
    </style:style>
    <style:style style:name="Tabela9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9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10" style:family="table">
      <style:table-properties style:width="16.99cm" fo:margin-left="-0.199cm" fo:margin-top="0cm" fo:margin-bottom="0cm" table:align="left" style:shadow="none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2.3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10.B1" style:family="table-cell">
      <style:table-cell-properties fo:background-color="transparent" fo:padding="0cm" fo:border="0.5pt solid #000000">
        <style:background-image/>
      </style:table-cell-properties>
    </style:style>
    <style:style style:name="Tabela10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10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11" style:family="table">
      <style:table-properties style:width="17.002cm" fo:margin-left="-0.199cm" fo:margin-top="0cm" fo:margin-bottom="0cm" table:align="left" style:shadow="none" style:writing-mode="lr-tb"/>
    </style:style>
    <style:style style:name="Tabela11.A" style:family="table-column">
      <style:table-column-properties style:column-width="4.777cm"/>
    </style:style>
    <style:style style:name="Tabela11.B" style:family="table-column">
      <style:table-column-properties style:column-width="12.22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11.B1" style:family="table-cell">
      <style:table-cell-properties fo:background-color="transparent" fo:padding="0cm" fo:border="0.5pt solid #000000">
        <style:background-image/>
      </style:table-cell-properties>
    </style:style>
    <style:style style:name="Tabela11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11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12" style:family="table">
      <style:table-properties style:width="17.002cm" fo:margin-left="-0.199cm" fo:margin-top="0cm" fo:margin-bottom="0cm" table:align="left" style:shadow="none" style:writing-mode="lr-tb"/>
    </style:style>
    <style:style style:name="Tabela12.A" style:family="table-column">
      <style:table-column-properties style:column-width="4.777cm"/>
    </style:style>
    <style:style style:name="Tabela12.B" style:family="table-column">
      <style:table-column-properties style:column-width="12.22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ela12.B1" style:family="table-cell">
      <style:table-cell-properties fo:background-color="transparent" fo:padding="0cm" fo:border="0.5pt solid #000000">
        <style:background-image/>
      </style:table-cell-properties>
    </style:style>
    <style:style style:name="Tabela12.A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ela12.B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ela12.7" style:family="table-row">
      <style:table-row-properties style:min-row-height="0.517cm" fo:keep-together="auto"/>
    </style:style>
    <style:style style:name="Tabela13" style:family="table">
      <style:table-properties style:width="16.99cm" fo:margin-left="-0.199cm" fo:margin-top="0cm" fo:margin-bottom="0cm" table:align="left" style:shadow="none" style:writing-mode="lr-tb"/>
    </style:style>
    <style:style style:name="Tabela13.A" style:family="table-column">
      <style:table-column-properties style:column-width="4.683cm"/>
    </style:style>
    <style:style style:name="Tabela13.B" style:family="table-column">
      <style:table-column-properties style:column-width="12.30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3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" style:family="table">
      <style:table-properties style:width="16.99cm" fo:margin-left="-0.199cm" fo:margin-top="0cm" fo:margin-bottom="0cm" table:align="left" style:shadow="none" style:writing-mode="lr-tb"/>
    </style:style>
    <style:style style:name="Tabela14.A" style:family="table-column">
      <style:table-column-properties style:column-width="4.683cm"/>
    </style:style>
    <style:style style:name="Tabela14.B" style:family="table-column">
      <style:table-column-properties style:column-width="12.30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4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5" style:family="table">
      <style:table-properties style:width="17.11cm" fo:margin-left="-0.199cm" fo:margin-top="0cm" fo:margin-bottom="0cm" table:align="left" style:shadow="none" style:writing-mode="lr-tb"/>
    </style:style>
    <style:style style:name="Tabela15.A" style:family="table-column">
      <style:table-column-properties style:column-width="4.683cm"/>
    </style:style>
    <style:style style:name="Tabela15.B" style:family="table-column">
      <style:table-column-properties style:column-width="12.427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5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15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5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" style:family="table">
      <style:table-properties style:width="17.11cm" fo:margin-left="-0.199cm" fo:margin-top="0cm" fo:margin-bottom="0cm" table:align="left" style:shadow="none" style:writing-mode="lr-tb"/>
    </style:style>
    <style:style style:name="Tabela16.A" style:family="table-column">
      <style:table-column-properties style:column-width="4.683cm"/>
    </style:style>
    <style:style style:name="Tabela16.B" style:family="table-column">
      <style:table-column-properties style:column-width="12.427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transparent" fo:padding-left="0.146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6.B1" style:family="table-cell">
      <style:table-cell-properties fo:background-color="transparent" fo:padding-left="0.146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fo:background-color="transparent" fo:padding-left="0.146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6.B2" style:family="table-cell">
      <style:table-cell-properties fo:background-color="transparent" fo:padding-left="0.146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rsid="0010fdee" officeooo:paragraph-rsid="00084d28" style:font-size-asian="11pt" style:font-name-complex="Arial3" style:font-size-complex="11pt"/>
    </style:style>
    <style:style style:name="P2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rsid="0012dced" officeooo:paragraph-rsid="00084d28" style:font-size-asian="11pt" style:font-name-complex="Arial3" style:font-size-complex="11pt"/>
    </style:style>
    <style:style style:name="P3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paragraph-rsid="00084d28" style:font-size-asian="11pt" style:font-name-complex="Arial3" style:font-size-complex="11pt"/>
    </style:style>
    <style:style style:name="P4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rsid="00182ae5" officeooo:paragraph-rsid="00084d28" style:font-size-asian="11pt" style:font-name-complex="Arial3" style:font-size-complex="11pt"/>
    </style:style>
    <style:style style:name="P5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rsid="001e1d76" officeooo:paragraph-rsid="00084d28" style:font-size-asian="11pt" style:font-name-complex="Arial3" style:font-size-complex="11pt"/>
    </style:style>
    <style:style style:name="P6" style:family="paragraph" style:parent-style-name="Text_20_body">
      <style:paragraph-properties fo:margin-top="0cm" fo:margin-bottom="0.212cm" loext:contextual-spacing="false" fo:text-align="center" style:justify-single-word="false"/>
      <style:text-properties fo:color="#000000" style:font-name="Arial2" fo:font-size="11pt" officeooo:rsid="00212286" officeooo:paragraph-rsid="00084d28" style:font-size-asian="11pt" style:font-name-complex="Arial3" style:font-size-complex="11pt"/>
    </style:style>
    <style:style style:name="P7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officeooo:rsid="00084d28" officeooo:paragraph-rsid="00084d28" style:font-weight-asian="bold" style:font-weight-complex="bold"/>
    </style:style>
    <style:style style:name="P9" style:family="paragraph" style:parent-style-name="Heading_20_1">
      <style:paragraph-properties fo:margin-left="0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11" style:family="paragraph" style:parent-style-name="Heading_20_2">
      <style:paragraph-properties fo:margin-top="0.353cm" fo:margin-bottom="0cm" loext:contextual-spacing="false" fo:text-align="center" style:justify-single-word="false"/>
      <style:text-properties officeooo:paragraph-rsid="00084d28"/>
    </style:style>
    <style:style style:name="P12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0fdee" officeooo:paragraph-rsid="00084d28"/>
    </style:style>
    <style:style style:name="P13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2dced" officeooo:paragraph-rsid="00084d28"/>
    </style:style>
    <style:style style:name="P14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479ed" officeooo:paragraph-rsid="00084d28"/>
    </style:style>
    <style:style style:name="P15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4c2c1" officeooo:paragraph-rsid="00084d28"/>
    </style:style>
    <style:style style:name="P16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64159" officeooo:paragraph-rsid="00084d28"/>
    </style:style>
    <style:style style:name="P17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82ae5" officeooo:paragraph-rsid="00084d28"/>
    </style:style>
    <style:style style:name="P18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e1d76" officeooo:paragraph-rsid="00084d28"/>
    </style:style>
    <style:style style:name="P19" style:family="paragraph" style:parent-style-name="Heading_20_2">
      <style:paragraph-properties fo:margin-top="0.353cm" fo:margin-bottom="0cm" loext:contextual-spacing="false" fo:text-align="center" style:justify-single-word="false"/>
      <style:text-properties officeooo:rsid="001d5f2a" officeooo:paragraph-rsid="00084d28"/>
    </style:style>
    <style:style style:name="P20" style:family="paragraph" style:parent-style-name="Heading_20_3">
      <style:paragraph-properties fo:margin-left="0cm" fo:margin-right="0cm" fo:text-indent="0cm" style:auto-text-indent="false"/>
      <style:text-properties fo:color="#3e454c" style:font-name="Arial2" fo:font-size="11pt" officeooo:paragraph-rsid="00084d28" style:font-size-asian="11pt" style:font-name-complex="Arial3" style:font-size-complex="11pt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2" fo:font-size="11pt" officeooo:paragraph-rsid="00084d28" style:font-name-asian="Times New Roman1" style:font-size-asian="11pt" style:font-name-complex="Arial3" style:font-size-complex="11pt"/>
    </style:style>
    <style:style style:name="P24" style:family="paragraph" style:parent-style-name="Standard" style:list-style-name="WWNum3">
      <style:text-properties fo:color="#000000" style:font-name="Arial2" fo:font-size="11pt" officeooo:paragraph-rsid="00084d28" style:font-size-asian="11pt" style:font-name-complex="Arial3" style:font-size-complex="11pt"/>
    </style:style>
    <style:style style:name="P25" style:family="paragraph" style:parent-style-name="Standard">
      <style:text-properties fo:color="#000000" style:font-name="Arial2" fo:font-size="11pt" officeooo:paragraph-rsid="00084d28" style:font-size-asian="11pt" style:font-name-complex="Arial3" style:font-size-complex="11pt"/>
    </style:style>
    <style:style style:name="P26" style:family="paragraph" style:parent-style-name="Standard">
      <style:text-properties officeooo:paragraph-rsid="00084d28"/>
    </style:style>
    <style:style style:name="P27" style:family="paragraph" style:parent-style-name="Standard">
      <style:text-properties officeooo:rsid="001f3c55" officeooo:paragraph-rsid="00084d28"/>
    </style:style>
    <style:style style:name="P28" style:family="paragraph" style:parent-style-name="Standard">
      <style:paragraph-properties fo:text-align="center" style:justify-single-word="false"/>
      <style:text-properties fo:color="#3e454c" style:font-name="Arial2" fo:font-size="11pt" officeooo:paragraph-rsid="00084d28" style:font-size-asian="11pt" style:font-name-complex="Arial3" style:font-size-complex="11pt"/>
    </style:style>
    <style:style style:name="P29" style:family="paragraph" style:parent-style-name="Standard">
      <style:text-properties fo:color="#3e454c" style:font-name="Arial2" fo:font-size="11pt" officeooo:paragraph-rsid="00084d28" style:font-size-asian="11pt" style:font-name-complex="Arial3" style:font-size-complex="11pt"/>
    </style:style>
    <style:style style:name="P30" style:family="paragraph" style:parent-style-name="Standard">
      <style:text-properties officeooo:rsid="001e1d76" officeooo:paragraph-rsid="00084d28"/>
    </style:style>
    <style:style style:name="P31" style:family="paragraph" style:parent-style-name="Standard">
      <style:paragraph-properties fo:margin-left="0.76cm" fo:margin-right="0cm" fo:text-indent="0cm" style:auto-text-indent="false"/>
    </style:style>
    <style:style style:name="P32" style:family="paragraph" style:parent-style-name="Standard">
      <style:paragraph-properties fo:margin-left="0.76cm" fo:margin-right="0cm" fo:text-indent="0cm" style:auto-text-indent="false"/>
      <style:text-properties fo:color="#0000ff" style:font-name="Times" fo:font-style="italic" style:font-style-asian="italic" style:font-name-complex="Times" style:font-style-complex="italic"/>
    </style:style>
    <style:style style:name="P33" style:family="paragraph" style:parent-style-name="Standard">
      <style:paragraph-properties fo:margin-left="0.76cm" fo:margin-right="0cm" fo:text-indent="0cm" style:auto-text-indent="false"/>
      <style:text-properties fo:color="#0000ff" fo:font-style="italic" style:font-style-asian="italic" style:font-name-complex="Times New Roman" style:font-style-complex="italic"/>
    </style:style>
    <style:style style:name="P34" style:family="paragraph" style:parent-style-name="Standard">
      <style:paragraph-properties fo:margin-left="0.76cm" fo:margin-right="0cm" fo:text-indent="0cm" style:auto-text-indent="false"/>
      <style:text-properties fo:color="#0000ff" style:font-name="Times1" fo:font-style="italic" style:font-style-asian="italic" style:font-name-complex="Times1"/>
    </style:style>
    <style:style style:name="P35" style:family="paragraph" style:parent-style-name="Standard">
      <style:paragraph-properties fo:margin-left="0.76cm" fo:margin-right="0cm" fo:margin-top="0.106cm" fo:margin-bottom="0cm" loext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style:font-name="Times" fo:font-style="italic" fo:font-weight="normal" style:font-style-asian="italic" style:font-weight-asian="normal" style:font-name-complex="Times" style:font-style-complex="italic"/>
    </style:style>
    <style:style style:name="P36" style:family="paragraph" style:parent-style-name="Standard">
      <style:paragraph-properties fo:margin-left="0.76cm" fo:margin-right="0cm" fo:margin-top="0.106cm" fo:margin-bottom="0cm" loext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fo:font-style="italic" style:font-style-asian="italic" style:font-name-complex="Times New Roman" style:font-style-complex="italic"/>
    </style:style>
    <style:style style:name="P37" style:family="paragraph" style:parent-style-name="Standard">
      <style:paragraph-properties fo:margin-left="0.76cm" fo:margin-right="0cm" fo:margin-top="0.106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1" fo:font-style="italic" style:font-style-asian="italic" style:font-name-complex="Times1"/>
    </style:style>
    <style:style style:name="P38" style:family="paragraph" style:parent-style-name="Standard">
      <style:paragraph-properties fo:margin-left="0.76cm" fo:margin-right="0cm" fo:margin-top="0.106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9" style:family="paragraph" style:parent-style-name="Standard">
      <style:paragraph-properties fo:margin-left="0cm" fo:margin-right="0cm" fo:text-indent="0cm" style:auto-text-indent="false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language="en" fo:country="US" fo:font-weight="bold" style:font-weight-asian="bold" style:font-name-complex="Arial1"/>
    </style:style>
    <style:style style:name="P41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weight="bold" style:font-weight-asian="bold" style:font-name-complex="Arial1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ff" style:font-name="Times" fo:font-style="italic" style:font-style-asian="italic" style:font-name-complex="Times" style:font-style-complex="italic"/>
    </style:style>
    <style:style style:name="P43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" fo:font-style="italic" style:font-style-asian="italic" style:font-name-complex="Times" style:font-style-complex="italic"/>
    </style:style>
    <style:style style:name="P44" style:family="paragraph" style:parent-style-name="Standard">
      <style:paragraph-properties fo:margin-left="0cm" fo:margin-right="0cm" fo:text-indent="0cm" style:auto-text-indent="false" style:text-autospace="none"/>
      <style:text-properties fo:color="#0000ff" style:font-name="Times" fo:font-style="italic" style:font-style-asian="italic" style:font-name-complex="Times" style:font-style-complex="italic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ff" style:font-name="Times1" fo:font-style="italic" style:font-style-asian="italic" style:font-name-complex="Times1"/>
    </style:style>
    <style:style style:name="P46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1" fo:font-style="italic" style:font-style-asian="italic" style:font-name-complex="Times1"/>
    </style:style>
    <style:style style:name="P47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1" fo:language="en" fo:country="US" fo:font-style="italic" style:font-style-asian="italic" style:font-name-complex="Times1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style:font-name="Arial1" fo:font-weight="bold" style:font-weight-asian="bold" style:font-name-complex="Arial1"/>
    </style:style>
    <style:style style:name="P49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Arial1" fo:font-weight="bold" style:font-weight-asian="bold" style:font-name-complex="Arial1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fo:language="en" fo:country="US" fo:font-weight="bold" style:font-weight-asian="bold" style:font-name-complex="Times1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408cm"/>
          <style:tab-stop style:position="2.937cm" style:type="center"/>
        </style:tab-stops>
      </style:paragraph-properties>
      <style:text-properties style:font-name="Times1" fo:language="en" fo:country="US" fo:font-weight="bold" style:font-weight-asian="bold" style:font-name-complex="Times1"/>
    </style:style>
    <style:style style:name="P5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1" fo:language="en" fo:country="US" fo:font-weight="bold" style:font-weight-asian="bold" style:font-name-complex="Times1"/>
    </style:style>
    <style:style style:name="P53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fo:language="en" fo:country="US" style:font-size-asian="9pt" style:font-size-complex="9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language="en" fo:country="US" fo:font-weight="bold" style:font-size-asian="9pt" style:font-weight-asian="bold" style:font-size-complex="9pt"/>
    </style:style>
    <style:style style:name="P5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fo:language="en" fo:country="US" fo:font-weight="bold" style:font-size-asian="9pt" style:font-weight-asian="bold" style:font-size-complex="9pt"/>
    </style:style>
    <style:style style:name="P57" style:family="paragraph" style:parent-style-name="Standard">
      <style:paragraph-properties fo:margin-left="0cm" fo:margin-right="0cm" fo:margin-top="0.106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weight="bold" style:font-weight-asian="bold" style:font-name-complex="Helvetica" style:font-weight-complex="bold"/>
    </style:style>
    <style:style style:name="P58" style:family="paragraph" style:parent-style-name="Standard" style:list-style-name="">
      <style:paragraph-properties fo:margin-left="0cm" fo:margin-right="0cm" fo:margin-top="0.106cm" fo:margin-bottom="0cm" loext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style:font-name="Times" fo:font-style="italic" style:font-style-asian="italic" style:font-name-complex="Times" style:font-style-complex="italic"/>
    </style:style>
    <style:style style:name="P59" style:family="paragraph" style:parent-style-name="Standard">
      <style:paragraph-properties fo:margin-top="0.106cm" fo:margin-bottom="0cm" loext:contextual-spacing="false" style:text-autospace="none">
        <style:tab-stops>
          <style:tab-stop style:position="1.016cm"/>
        </style:tab-stops>
      </style:paragraph-properties>
      <style:text-properties fo:color="#0000ff" fo:font-style="italic" style:font-style-asian="italic" style:font-name-complex="Times New Roman" style:font-style-complex="italic"/>
    </style:style>
    <style:style style:name="P60" style:family="paragraph" style:parent-style-name="Standard">
      <style:paragraph-properties fo:margin-top="0.106cm" fo:margin-bottom="0cm" loext:contextual-spacing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1" style:font-name-complex="Times1"/>
    </style:style>
    <style:style style:name="P61" style:family="paragraph" style:parent-style-name="Standard">
      <style:paragraph-properties fo:margin-top="0.106cm" fo:margin-bottom="0cm" loext:contextual-spacing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language="en" fo:country="US" style:font-name-complex="Helvetica"/>
    </style:style>
    <style:style style:name="P62" style:family="paragraph" style:parent-style-name="Standard">
      <style:paragraph-properties fo:margin-top="0.106cm" fo:margin-bottom="0cm" loext:contextual-spacing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weight="bold" style:font-weight-asian="bold" style:font-name-complex="Helvetica" style:font-weight-complex="bold"/>
    </style:style>
    <style:style style:name="P63" style:family="paragraph" style:parent-style-name="Standard">
      <style:paragraph-properties fo:margin-top="0.106cm" fo:margin-bottom="0cm" loext:contextual-spacing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4" style:family="paragraph" style:parent-style-name="Standard">
      <style:paragraph-properties fo:margin-top="0.106cm" fo:margin-bottom="0cm" loext:contextual-spacing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1" style:font-name-complex="Times1"/>
    </style:style>
    <style:style style:name="P65" style:family="paragraph" style:parent-style-name="Standard">
      <style:paragraph-properties fo:margin-left="1.249cm" fo:margin-right="0cm" fo:margin-top="0.106cm" fo:margin-bottom="0cm" loext:contextual-spacing="false" fo:orphans="0" fo:widows="0" fo:text-indent="0.002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6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67" style:family="paragraph" style:parent-style-name="LO-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68" style:family="paragraph" style:parent-style-name="LO-Normal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pt" fo:country="BR" officeooo:paragraph-rsid="00084d28" style:language-asian="pt" style:country-asian="BR"/>
    </style:style>
    <style:style style:name="P6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08d816"/>
    </style:style>
    <style:style style:name="P7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2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08d816" style:font-size-asian="15pt" style:font-weight-asian="bold" style:font-size-complex="15pt"/>
    </style:style>
    <style:style style:name="P73" style:family="paragraph" style:parent-style-name="Parágrafo_20_da_20_Lista" style:list-style-name="WW8Num15">
      <style:paragraph-properties fo:margin-top="0cm" fo:margin-bottom="0cm" loext:contextual-spacing="tru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style:font-name="Times1" fo:font-size="10pt" fo:font-style="italic" style:font-size-asian="10pt" style:font-style-asian="italic" style:font-name-complex="Times1" style:font-size-complex="10pt"/>
    </style:style>
    <style:style style:name="P74" style:family="paragraph" style:parent-style-name="CabecalhoTabela">
      <style:paragraph-properties fo:margin-top="0.282cm" fo:margin-bottom="0.282cm" loext:contextual-spacing="false" style:snap-to-layout-grid="false"/>
    </style:style>
    <style:style style:name="P75" style:family="paragraph" style:parent-style-name="Texto_20_tabela">
      <style:paragraph-properties fo:text-align="center" style:justify-single-word="false" style:snap-to-layout-grid="false"/>
    </style:style>
    <style:style style:name="P76" style:family="paragraph" style:parent-style-name="Texto_20_tabela">
      <style:paragraph-properties fo:text-align="center" style:justify-single-word="false"/>
      <style:text-properties style:font-name="Arial2" fo:font-size="11pt" style:font-size-asian="11pt" style:font-name-complex="Times New Roman1" style:font-size-complex="11pt"/>
    </style:style>
    <style:style style:name="P77" style:family="paragraph" style:parent-style-name="Texto_20_tabela">
      <style:paragraph-properties fo:text-align="start" style:justify-single-word="false"/>
      <style:text-properties style:font-name="Arial2" fo:font-size="11pt" officeooo:rsid="00062727" officeooo:paragraph-rsid="00062727" style:font-size-asian="11pt" style:font-name-complex="Times New Roman1" style:font-size-complex="11pt"/>
    </style:style>
    <style:style style:name="P78" style:family="paragraph" style:parent-style-name="Texto_20_tabela">
      <style:paragraph-properties fo:text-align="center" style:justify-single-word="false"/>
      <style:text-properties style:font-name="Arial2" fo:font-size="11pt" officeooo:rsid="000a064e" officeooo:paragraph-rsid="000a064e" style:font-size-asian="11pt" style:font-name-complex="Times New Roman1" style:font-size-complex="11pt"/>
    </style:style>
    <style:style style:name="P79" style:family="paragraph" style:parent-style-name="Texto_20_tabela">
      <style:paragraph-properties fo:text-align="start" style:justify-single-word="false"/>
      <style:text-properties style:font-name="Arial2" fo:font-size="11pt" officeooo:rsid="000a064e" officeooo:paragraph-rsid="000a064e" style:font-size-asian="11pt" style:font-name-complex="Times New Roman1" style:font-size-complex="11pt"/>
    </style:style>
    <style:style style:name="P80" style:family="paragraph" style:parent-style-name="Texto_20_tabela">
      <style:paragraph-properties fo:text-align="center" style:justify-single-word="false"/>
      <style:text-properties style:font-name="Arial2" fo:font-size="11pt" officeooo:rsid="000bb6df" officeooo:paragraph-rsid="000bb6df" style:font-size-asian="11pt" style:font-name-complex="Times New Roman1" style:font-size-complex="11pt"/>
    </style:style>
    <style:style style:name="P81" style:family="paragraph" style:parent-style-name="Texto_20_tabela">
      <style:paragraph-properties fo:text-align="start" style:justify-single-word="false"/>
      <style:text-properties style:font-name="Arial2" fo:font-size="11pt" officeooo:rsid="000bb6df" officeooo:paragraph-rsid="000bb6df" style:font-size-asian="11pt" style:font-name-complex="Times New Roman1" style:font-size-complex="11pt"/>
    </style:style>
    <style:style style:name="P82" style:family="paragraph" style:parent-style-name="Texto_20_tabela">
      <style:paragraph-properties fo:text-align="start" style:justify-single-word="false"/>
      <style:text-properties style:font-name="Arial2" fo:font-size="11pt" officeooo:rsid="000bb6df" officeooo:paragraph-rsid="0010fdee" style:font-size-asian="11pt" style:font-name-complex="Times New Roman1" style:font-size-complex="11pt"/>
    </style:style>
    <style:style style:name="P83" style:family="paragraph" style:parent-style-name="Texto_20_tabela">
      <style:paragraph-properties fo:text-align="center" style:justify-single-word="false"/>
      <style:text-properties style:font-name="Arial2" fo:font-size="11pt" officeooo:rsid="0010fdee" officeooo:paragraph-rsid="0010fdee" style:font-size-asian="11pt" style:font-name-complex="Times New Roman1" style:font-size-complex="11pt"/>
    </style:style>
    <style:style style:name="P84" style:family="paragraph" style:parent-style-name="Texto_20_tabela">
      <style:paragraph-properties fo:text-align="center" style:justify-single-word="false"/>
      <style:text-properties style:font-name="Arial2" fo:font-size="11pt" officeooo:rsid="00084d28" officeooo:paragraph-rsid="00084d28" style:font-size-asian="11pt" style:font-name-complex="Times New Roman1" style:font-size-complex="11pt"/>
    </style:style>
    <style:style style:name="P85" style:family="paragraph" style:parent-style-name="Texto_20_tabela">
      <style:paragraph-properties fo:text-align="start" style:justify-single-word="false"/>
      <style:text-properties style:font-name="Arial2" fo:font-size="11pt" officeooo:rsid="00084d28" officeooo:paragraph-rsid="00084d28" style:font-size-asian="11pt" style:font-name-complex="Times New Roman1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2" fo:font-size="11pt" officeooo:paragraph-rsid="00084d28" style:font-size-asian="11pt" style:font-name-complex="Arial3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Arial2" fo:font-size="11pt" officeooo:rsid="0010fdee" officeooo:paragraph-rsid="00084d28" style:font-size-asian="11pt" style:font-name-complex="Arial3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Arial2" fo:font-size="11pt" officeooo:rsid="000007c2" officeooo:paragraph-rsid="00084d28" style:font-size-asian="11pt" style:font-name-complex="Arial3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Arial2" fo:font-size="11pt" officeooo:rsid="000642a5" officeooo:paragraph-rsid="00084d28" style:font-size-asian="11pt" style:font-name-complex="Arial3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Arial2" fo:font-size="11pt" officeooo:rsid="0012dced" officeooo:paragraph-rsid="00084d28" style:font-size-asian="11pt" style:font-name-complex="Arial3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color="#000000" style:font-name="Arial2" fo:font-size="11pt" officeooo:rsid="000a064e" officeooo:paragraph-rsid="00084d28" style:font-size-asian="11pt" style:font-name-complex="Arial3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Arial2" fo:font-size="11pt" officeooo:rsid="000aec4b" officeooo:paragraph-rsid="00084d28" style:font-size-asian="11pt" style:font-name-complex="Arial3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Arial2" fo:font-size="11pt" officeooo:rsid="001479ed" officeooo:paragraph-rsid="00084d28" style:font-size-asian="11pt" style:font-name-complex="Arial3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Arial2" fo:font-size="11pt" officeooo:rsid="0014c2c1" officeooo:paragraph-rsid="00084d28" style:font-size-asian="11pt" style:font-name-complex="Arial3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Arial2" fo:font-size="11pt" officeooo:rsid="00164159" officeooo:paragraph-rsid="00084d28" style:font-size-asian="11pt" style:font-name-complex="Arial3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Arial2" fo:font-size="11pt" officeooo:rsid="00182ae5" officeooo:paragraph-rsid="00084d28" style:font-size-asian="11pt" style:font-name-complex="Arial3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Arial2" fo:font-size="11pt" officeooo:rsid="001e1d76" officeooo:paragraph-rsid="00084d28" style:font-size-asian="11pt" style:font-name-complex="Arial3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2" fo:font-size="11pt" officeooo:rsid="001d5f2a" officeooo:paragraph-rsid="00084d28" style:font-size-asian="11pt" style:font-name-complex="Arial3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Arial2" fo:font-size="11pt" officeooo:rsid="00212286" officeooo:paragraph-rsid="00084d28" style:font-size-asian="11pt" style:font-name-complex="Arial3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Arial2" fo:font-size="11pt" officeooo:rsid="00215920" officeooo:paragraph-rsid="00084d28" style:font-size-asian="11pt" style:font-name-complex="Arial3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2dced" officeooo:paragraph-rsid="00084d28" style:letter-kerning="true" style:font-size-asian="10pt" style:font-style-asian="normal" style:font-weight-asian="normal" style:font-name-complex="Arial3" style:font-size-complex="11pt" style:text-emphasize="none"/>
    </style:style>
    <style:style style:name="P102" style:family="paragraph" style:parent-style-name="Table_20_Contents">
      <style:paragraph-properties fo:text-align="center" style:justify-single-word="false"/>
      <style:text-properties officeooo:paragraph-rsid="00084d28"/>
    </style:style>
    <style:style style:name="P103" style:family="paragraph" style:parent-style-name="Table_20_Contents">
      <style:paragraph-properties fo:text-align="center" style:justify-single-word="false"/>
      <style:text-properties officeooo:rsid="0010fdee" officeooo:paragraph-rsid="00084d28"/>
    </style:style>
    <style:style style:name="P104" style:family="paragraph" style:parent-style-name="Table_20_Contents">
      <style:paragraph-properties fo:text-align="center" style:justify-single-word="false"/>
      <style:text-properties officeooo:rsid="0012dced" officeooo:paragraph-rsid="00084d28"/>
    </style:style>
    <style:style style:name="P105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106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style:font-size-asian="11pt" style:font-name-complex="Times New Roman1" style:font-size-complex="11pt"/>
    </style:style>
    <style:style style:name="P107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officeooo:rsid="0009be22" officeooo:paragraph-rsid="0009be22" style:font-size-asian="11pt" style:font-name-complex="Times New Roman1" style:font-size-complex="11pt"/>
    </style:style>
    <style:style style:name="P108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officeooo:rsid="0009be22" officeooo:paragraph-rsid="0019865f" style:font-size-asian="11pt" style:font-name-complex="Times New Roman1" style:font-size-complex="11pt"/>
    </style:style>
    <style:style style:name="P109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officeooo:rsid="000a064e" officeooo:paragraph-rsid="000a064e" style:font-size-asian="11pt" style:font-name-complex="Times New Roman1" style:font-size-complex="11pt"/>
    </style:style>
    <style:style style:name="P110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officeooo:rsid="0010fdee" officeooo:paragraph-rsid="0010fdee" style:font-size-asian="11pt" style:font-name-complex="Times New Roman1" style:font-size-complex="11pt"/>
    </style:style>
    <style:style style:name="P111" style:family="paragraph" style:parent-style-name="Lista_20_tabela">
      <style:paragraph-properties fo:margin-left="0.55cm" fo:margin-right="0cm" fo:margin-top="0.106cm" fo:margin-bottom="0.106cm" loext:contextual-spacing="false" fo:text-indent="-0.55cm" style:auto-text-indent="false"/>
      <style:text-properties style:font-name="Arial2" fo:font-size="11pt" officeooo:rsid="00084d28" officeooo:paragraph-rsid="00084d28" style:font-size-asian="11pt" style:font-name-complex="Times New Roman1" style:font-size-complex="11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fo:font-style="italic" style:font-style-asian="italic" style:font-name-complex="Times New Roman" style:font-style-complex="italic"/>
    </style:style>
    <style:style style:name="T4" style:family="text">
      <style:text-properties fo:color="#0000ff" style:font-name="Times" fo:font-style="italic" fo:font-weight="normal" style:font-style-asian="italic" style:font-weight-asian="normal" style:font-name-complex="Times" style:font-style-complex="italic"/>
    </style:style>
    <style:style style:name="T5" style:family="text">
      <style:text-properties fo:color="#0000ff" style:font-name="Times" fo:font-style="italic" style:font-style-asian="italic" style:font-name-complex="Times" style:font-style-complex="italic"/>
    </style:style>
    <style:style style:name="T6" style:family="text">
      <style:text-properties fo:color="#0000ff" style:font-name="Times1" fo:font-style="italic" style:font-style-asian="italic" style:font-name-complex="Times1"/>
    </style:style>
    <style:style style:name="T7" style:family="text">
      <style:text-properties fo:color="#0000ff" style:font-name="Times1" fo:font-style="italic" style:font-name-asian="Times1" style:font-style-asian="italic" style:font-name-complex="Times1"/>
    </style:style>
    <style:style style:name="T8" style:family="text">
      <style:text-properties fo:color="#0000ff" style:font-name="Times1" fo:language="en" fo:country="US" fo:font-style="italic" style:font-style-asian="italic" style:font-name-complex="Times1"/>
    </style:style>
    <style:style style:name="T9" style:family="text">
      <style:text-properties fo:color="#0000ff" style:font-name="Times1" style:font-name-complex="Times1"/>
    </style:style>
    <style:style style:name="T10" style:family="text">
      <style:text-properties fo:color="#0000ff" style:font-name="Times1" fo:font-size="10pt" fo:font-style="italic" style:font-size-asian="10pt" style:font-style-asian="italic" style:font-name-complex="Times1" style:font-size-complex="10pt"/>
    </style:style>
    <style:style style:name="T11" style:family="text">
      <style:text-properties fo:color="#0000ff" style:font-name="Helvetica" fo:font-style="italic" style:font-style-asian="italic" style:font-name-complex="Helvetica"/>
    </style:style>
    <style:style style:name="T12" style:family="text">
      <style:text-properties fo:color="#000000" style:font-name="Times" style:font-name-asian="Arial" style:font-name-complex="Times"/>
    </style:style>
    <style:style style:name="T13" style:family="text">
      <style:text-properties fo:color="#000000" style:font-name="Times" style:font-name-asian="Times" style:font-name-complex="Times"/>
    </style:style>
    <style:style style:name="T14" style:family="text">
      <style:text-properties fo:color="#000000" style:font-name="Arial2" fo:font-size="11pt" style:font-size-asian="11pt" style:font-name-complex="Arial3" style:font-size-complex="11pt"/>
    </style:style>
    <style:style style:name="T15" style:family="text">
      <style:text-properties fo:color="#000000" style:font-name="Arial2" fo:font-size="11pt" officeooo:rsid="0010fdee" style:font-size-asian="11pt" style:font-name-complex="Arial3" style:font-size-complex="11pt"/>
    </style:style>
    <style:style style:name="T16" style:family="text">
      <style:text-properties fo:color="#000000" style:font-name="Arial2" fo:font-size="11pt" officeooo:rsid="000007c2" style:font-size-asian="11pt" style:font-name-complex="Arial3" style:font-size-complex="11pt"/>
    </style:style>
    <style:style style:name="T17" style:family="text">
      <style:text-properties fo:color="#000000" style:font-name="Arial2" fo:font-size="11pt" officeooo:rsid="000642a5" style:font-size-asian="11pt" style:font-name-complex="Arial3" style:font-size-complex="11pt"/>
    </style:style>
    <style:style style:name="T18" style:family="text">
      <style:text-properties fo:color="#000000" style:font-name="Arial2" fo:font-size="11pt" officeooo:rsid="0009be22" style:font-size-asian="11pt" style:font-name-complex="Arial3" style:font-size-complex="11pt"/>
    </style:style>
    <style:style style:name="T19" style:family="text">
      <style:text-properties fo:color="#000000" style:font-name="Arial2" fo:font-size="11pt" officeooo:rsid="0012dced" style:font-size-asian="11pt" style:font-name-complex="Arial3" style:font-size-complex="11pt"/>
    </style:style>
    <style:style style:name="T20" style:family="text">
      <style:text-properties style:font-name-asian="Arial"/>
    </style:style>
    <style:style style:name="T21" style:family="text">
      <style:text-properties style:font-name="Times1" fo:language="en" fo:country="US" fo:font-weight="bold" style:font-weight-asian="bold" style:font-name-complex="Times1"/>
    </style:style>
    <style:style style:name="T22" style:family="text">
      <style:text-properties style:font-name="Times1" style:font-name-complex="Times1"/>
    </style:style>
    <style:style style:name="T23" style:family="text">
      <style:text-properties style:font-name="Helvetica" fo:language="en" fo:country="US" style:font-name-complex="Helvetica"/>
    </style:style>
    <style:style style:name="T24" style:family="text">
      <style:text-properties style:font-name="Helvetica" fo:font-weight="bold" style:font-weight-asian="bold" style:font-name-complex="Helvetica" style:font-weight-complex="bold"/>
    </style:style>
    <style:style style:name="T25" style:family="text">
      <style:text-properties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T26" style:family="text">
      <style:text-properties fo:font-size="10pt" style:text-underline-style="none" fo:font-weight="normal" officeooo:rsid="00234398" style:font-name-asian="Arial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fo:font-weight="normal" officeooo:rsid="001e2217" style:font-name-asian="Arial" style:font-size-asian="10pt" style:font-weight-asian="normal" style:font-size-complex="10pt" style:font-weight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fo:language="en" fo:country="US" fo:font-weight="bold" style:font-size-asian="9pt" style:font-weight-asian="bold" style:font-size-complex="9pt"/>
    </style:style>
    <style:style style:name="T30" style:family="text">
      <style:text-properties officeooo:rsid="000df766"/>
    </style:style>
    <style:style style:name="T31" style:family="text">
      <style:text-properties officeooo:rsid="001479ed"/>
    </style:style>
    <style:style style:name="T32" style:family="text">
      <style:text-properties officeooo:rsid="000aec4b"/>
    </style:style>
    <style:style style:name="T33" style:family="text">
      <style:text-properties officeooo:rsid="000642a5"/>
    </style:style>
    <style:style style:name="T34" style:family="text">
      <style:text-properties officeooo:rsid="0010fdee"/>
    </style:style>
    <style:style style:name="T35" style:family="text">
      <style:text-properties officeooo:rsid="0012dced"/>
    </style:style>
    <style:style style:name="T36" style:family="text">
      <style:text-properties officeooo:rsid="000a064e"/>
    </style:style>
    <style:style style:name="T37" style:family="text">
      <style:text-properties officeooo:rsid="000007c2"/>
    </style:style>
    <style:style style:name="T38" style:family="text">
      <style:text-properties officeooo:rsid="0014c2c1"/>
    </style:style>
    <style:style style:name="T39" style:family="text">
      <style:text-properties officeooo:rsid="00164159"/>
    </style:style>
    <style:style style:name="T40" style:family="text">
      <style:text-properties officeooo:rsid="00182ae5"/>
    </style:style>
    <style:style style:name="T41" style:family="text">
      <style:text-properties officeooo:rsid="0019865f"/>
    </style:style>
    <style:style style:name="T42" style:family="text">
      <style:text-properties officeooo:rsid="001d5f2a"/>
    </style:style>
    <style:style style:name="T43" style:family="text">
      <style:text-properties officeooo:rsid="001e1d76"/>
    </style:style>
    <style:style style:name="T44" style:family="text">
      <style:text-properties officeooo:rsid="0022575c"/>
    </style:style>
    <style:style style:name="T45" style:family="text">
      <style:text-properties officeooo:rsid="00234398"/>
    </style:style>
    <style:style style:name="T46" style:family="text">
      <style:text-properties officeooo:rsid="00212286"/>
    </style:style>
    <style:style style:name="T47" style:family="text">
      <style:text-properties officeooo:rsid="00062727"/>
    </style:style>
    <style:style style:name="T48" style:family="text">
      <style:text-properties officeooo:rsid="0009be22"/>
    </style:style>
    <style:style style:name="T49" style:family="text">
      <style:text-properties style:font-name="Liberation Sans1" fo:font-size="14pt" style:font-size-asian="14pt" style:font-size-complex="15pt"/>
    </style:style>
    <style:style style:name="T50" style:family="text">
      <style:text-properties style:font-name="Arial" fo:font-size="14pt" style:font-size-asian="14pt" style:font-size-complex="15pt"/>
    </style:style>
    <style:style style:name="T51" style:family="text">
      <style:text-properties style:font-name="Arial" fo:font-size="15pt" style:font-size-asian="15pt" style:font-size-complex="15pt"/>
    </style:style>
    <style:style style:name="T52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Gestão de P<text:span text:style-name="T47">essoas</text:span> <text:s/>– GP</text:p>
      <text:p text:style-name="P70"/>
      <text:p text:style-name="P69"><text:span text:style-name="Book_20_Title"><text:span text:style-name="T52">Especificação de Casos de Uso</text:span></text:span></text:p>
      <text:p text:style-name="P71"/>
      <text:p text:style-name="P71"><text:bookmark text:name="__RefHeading__45_178789685"/><text:bookmark text:name="__RefHeading__468_490762481"/><text:bookmark text:name="__RefHeading__63_1275273786"/><text:bookmark text:name="_Ref89052436"/><text:bookmark text:name="__RefHeading__7635_1906137012"/><text:bookmark text:name="__RefHeading__180_1522395385"/><text:span text:style-name="Fonte_20_parág._20_padrão3"><text:span text:style-name="T2">Histórico</text:span></text:span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4">Data</text:p>
          </table:table-cell>
          <table:table-cell table:style-name="Tabela1.A1" office:value-type="string">
            <text:p text:style-name="P74">Versão</text:p>
          </table:table-cell>
          <table:table-cell table:style-name="Tabela1.A1" office:value-type="string">
            <text:p text:style-name="P74">Responsável</text:p>
          </table:table-cell>
          <table:table-cell table:style-name="Tabela1.D1" office:value-type="string">
            <text:p text:style-name="P74">Alteração</text:p>
          </table:table-cell>
        </table:table-row>
        <table:table-row table:style-name="Tabela1.1">
          <table:table-cell table:style-name="Tabela1.A1" office:value-type="string">
            <text:p text:style-name="P76"><text:span text:style-name="T47">08</text:span>/<text:span text:style-name="T47">10</text:span>/2014</text:p>
          </table:table-cell>
          <table:table-cell table:style-name="Tabela1.A1" office:value-type="string">
            <text:p text:style-name="P76">0.1</text:p>
          </table:table-cell>
          <table:table-cell table:style-name="Tabela1.A1" office:value-type="string">
            <text:p text:style-name="P77">Jefferson Barbosa</text:p>
          </table:table-cell>
          <table:table-cell table:style-name="Tabela1.D1" office:value-type="string">
            <text:list xml:id="list810675241929852498" text:style-name="WW8Num11">
              <text:list-item>
                <text:p text:style-name="P106">Versão inicial do documento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76"><text:span text:style-name="T47">08</text:span>/<text:span text:style-name="T47">10</text:span>/2014</text:p>
          </table:table-cell>
          <table:table-cell table:style-name="Tabela1.A3" office:value-type="string">
            <text:p text:style-name="P76">0.<text:span text:style-name="T48">2</text:span></text:p>
          </table:table-cell>
          <table:table-cell table:style-name="Tabela1.A3" office:value-type="string">
            <text:p text:style-name="P77">Jefferson Barbosa</text:p>
          </table:table-cell>
          <table:table-cell table:style-name="Tabela1.D3" office:value-type="string">
            <text:list xml:id="list92258810154333" text:continue-numbering="true" text:style-name="WW8Num11">
              <text:list-item>
                <text:p text:style-name="P107">Especificação dos Casos de Uso: UC01, UC02, UC03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76"><text:span text:style-name="T47">09</text:span>/<text:span text:style-name="T47">10</text:span>/2014</text:p>
          </table:table-cell>
          <table:table-cell table:style-name="Tabela1.A3" office:value-type="string">
            <text:p text:style-name="P76">0.<text:span text:style-name="T48">3</text:span></text:p>
          </table:table-cell>
          <table:table-cell table:style-name="Tabela1.A3" office:value-type="string">
            <text:p text:style-name="P77">Jefferson Barbosa</text:p>
          </table:table-cell>
          <table:table-cell table:style-name="Tabela1.D3" office:value-type="string">
            <text:list xml:id="list92258810164019" text:continue-numbering="true" text:style-name="WW8Num11">
              <text:list-item>
                <text:p text:style-name="P107">Especificação do<text:span text:style-name="T32">s</text:span> Caso<text:span text:style-name="T32">s</text:span> de Uso: UC0<text:span text:style-name="T36">4, UC05.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78">09/10/2014</text:p>
          </table:table-cell>
          <table:table-cell table:style-name="Tabela1.A3" office:value-type="string">
            <text:p text:style-name="P78">0.4</text:p>
          </table:table-cell>
          <table:table-cell table:style-name="Tabela1.A3" office:value-type="string">
            <text:p text:style-name="P79">Jefferson Barbosa</text:p>
          </table:table-cell>
          <table:table-cell table:style-name="Tabela1.D3" office:value-type="string">
            <text:list xml:id="list92258810161486" text:continue-numbering="true" text:style-name="WW8Num11">
              <text:list-item>
                <text:p text:style-name="P109">Modificação das pré-condições dos Casos de Uso: <text:span text:style-name="T48">UC01, UC02, UC03.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80">13/10/2014</text:p>
          </table:table-cell>
          <table:table-cell table:style-name="Tabela1.A3" office:value-type="string">
            <text:p text:style-name="P80">0.5</text:p>
          </table:table-cell>
          <table:table-cell table:style-name="Tabela1.A3" office:value-type="string">
            <text:p text:style-name="P81">Jefferson Barbosa</text:p>
          </table:table-cell>
          <table:table-cell table:style-name="Tabela1.D3" office:value-type="string">
            <text:list xml:id="list92258810170387" text:continue-numbering="true" text:style-name="WW8Num11">
              <text:list-item>
                <text:p text:style-name="P110">Refatoração dos <text:span text:style-name="T41">casos de uso do UC01 até UC05.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83">14/10/2014</text:p>
          </table:table-cell>
          <table:table-cell table:style-name="Tabela1.A3" office:value-type="string">
            <text:p text:style-name="P83">0.5</text:p>
          </table:table-cell>
          <table:table-cell table:style-name="Tabela1.A3" office:value-type="string">
            <text:p text:style-name="P82">Jefferson Barbosa</text:p>
          </table:table-cell>
          <table:table-cell table:style-name="Tabela1.D3" office:value-type="string">
            <text:list xml:id="list92258810175669" text:continue-numbering="true" text:style-name="WW8Num11">
              <text:list-item>
                <text:p text:style-name="P108">Especificação dos Casos de Uso <text:span text:style-name="T41">do UC06 até UC12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84">19/08/2015</text:p>
          </table:table-cell>
          <table:table-cell table:style-name="Tabela1.A3" office:value-type="string">
            <text:p text:style-name="P84">0.6</text:p>
          </table:table-cell>
          <table:table-cell table:style-name="Tabela1.A3" office:value-type="string">
            <text:p text:style-name="P85">Rayson Santos</text:p>
          </table:table-cell>
          <table:table-cell table:style-name="Tabela1.D3" office:value-type="string">
            <text:list xml:id="list92258810169200" text:continue-numbering="true" text:style-name="WW8Num11">
              <text:list-item>
                <text:p text:style-name="P111">Atualização do Template</text:p>
              </text:list-item>
            </text:list>
          </table:table-cell>
        </table:table-row>
      </table:table>
      <text:section text:style-name="Sect1" text:name="Seção1">
        <text:list xml:id="list5928910111673275120" text:style-name="WW8Num2">
          <text:list-item>
            <text:h text:style-name="P8" text:outline-level="1">casos de uso</text:h>
          </text:list-item>
        </text:list>
        <text:p text:style-name="P68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list xml:id="list92258810155791" text:continue-numbering="true" text:style-name="WW8Num2">
                <text:list-item>
                  <text:list>
                    <text:list-item>
                      <text:h text:style-name="P11" text:outline-level="2">UC01</text:h>
                    </text:list-item>
                  </text:list>
                </text:list-item>
              </text:list>
            </table:table-cell>
            <table:table-cell table:style-name="Tabela2.B1" office:value-type="string">
              <text:list xml:id="list92258810161071" text:continue-numbering="true" text:style-name="WW8Num2">
                <text:list-item>
                  <text:list>
                    <text:list-item>
                      <text:h text:style-name="P12" text:outline-level="2">CRUD Estagiário</text:h>
                    </text:list-item>
                  </text:list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p text:style-name="P86">Objetivo</text:p>
            </table:table-cell>
            <table:table-cell table:style-name="Tabela2.B2" office:value-type="string">
              <text:p text:style-name="P102"><text:span text:style-name="T14">Cadastrar, </text:span><text:span text:style-name="T15">visualizar, editar e deletar</text:span><text:span text:style-name="T14"> um </text:span><text:span text:style-name="T16">estagiário</text:span><text:span text:style-name="T14"> </text:span><text:span text:style-name="T16">no sistema</text:span><text:span text:style-name="T14">.</text:span></text:p>
            </table:table-cell>
          </table:table-row>
          <table:table-row table:style-name="Tabela2.1">
            <table:table-cell table:style-name="Tabela2.A2" office:value-type="string">
              <text:p text:style-name="P86">Ator Primário</text:p>
            </table:table-cell>
            <table:table-cell table:style-name="Tabela2.B2" office:value-type="string">
              <text:p text:style-name="P1">Coordenador do projeto, Estagiário.</text:p>
            </table:table-cell>
          </table:table-row>
          <table:table-row table:style-name="Tabela2.1">
            <table:table-cell table:style-name="Tabela2.A2" office:value-type="string">
              <text:p text:style-name="P86">Ator Secundário</text:p>
            </table:table-cell>
            <table:table-cell table:style-name="Tabela2.B2" office:value-type="string">
              <text:p text:style-name="P86">-</text:p>
            </table:table-cell>
          </table:table-row>
          <table:table-row table:style-name="Tabela2.1">
            <table:table-cell table:style-name="Tabela2.A2" office:value-type="string">
              <text:p text:style-name="P23">Trigger</text:p>
            </table:table-cell>
            <table:table-cell table:style-name="Tabela2.B2" office:value-type="string">
              <text:p text:style-name="P102"><text:span text:style-name="T15">O ator primário </text:span><text:span text:style-name="T14">deseja cadastrar, </text:span><text:span text:style-name="T15">visualizar, editar ou deletar</text:span><text:span text:style-name="T14"> um <text:s/></text:span><text:span text:style-name="T16">estagiário</text:span><text:span text:style-name="T14"> no sistema</text:span></text:p>
            </table:table-cell>
          </table:table-row>
          <table:table-row table:style-name="Tabela2.1">
            <table:table-cell table:style-name="Tabela2.A2" office:value-type="string">
              <text:p text:style-name="P86">Pré-condições</text:p>
            </table:table-cell>
            <table:table-cell table:style-name="Tabela2.B2" office:value-type="string">
              <text:p text:style-name="P102"><text:span text:style-name="T14">Para cadastrar um </text:span><text:span text:style-name="T16">estagiário</text:span><text:span text:style-name="T14"> é necessário que o </text:span><text:span text:style-name="T17">ator primário</text:span><text:span text:style-name="T18"> tenha iniciado o sistema</text:span><text:span text:style-name="T14">.</text:span></text:p>
              <text:p text:style-name="P87">Para visualizar, editar e deletar um estagiário é necessário que se tenha cadastrado um estagiário.</text:p>
            </table:table-cell>
          </table:table-row>
          <table:table-row table:style-name="Tabela2.1">
            <table:table-cell table:style-name="Tabela2.A2" office:value-type="string">
              <text:p text:style-name="P86">Fluxo principal</text:p>
            </table:table-cell>
            <table:table-cell table:style-name="Tabela2.B2" office:value-type="string">
              <text:p text:style-name="P86"/>
            </table:table-cell>
          </table:table-row>
          <table:table-row table:style-name="Tabela2.1">
            <table:table-cell table:style-name="Tabela2.A2" office:value-type="string">
              <text:p text:style-name="P86">Informações específicas do caso de uso</text:p>
            </table:table-cell>
            <table:table-cell table:style-name="Tabela2.B2" office:value-type="string">
              <text:p text:style-name="P102"><text:span text:style-name="T14">Nome do </text:span><text:span text:style-name="T16">estagiário</text:span></text:p>
              <text:p text:style-name="P102"><text:span text:style-name="T14">Data de </text:span><text:span text:style-name="T16">nascimento</text:span></text:p>
              <text:p text:style-name="P88"><text:soft-page-break/>Nome da mãe do estagiário</text:p>
              <text:p text:style-name="P102"><text:span text:style-name="T16">Endereço</text:span><text:span text:style-name="T14"> do </text:span><text:span text:style-name="T16">estagiário</text:span></text:p>
              <text:p text:style-name="P88">CEP</text:p>
              <text:p text:style-name="P88">Cidade atual do estagiário</text:p>
              <text:p text:style-name="P88">Telefone atual do estagiário</text:p>
              <text:p text:style-name="P88">E-mail do estagiário</text:p>
              <text:p text:style-name="P89">CPF do estagiário</text:p>
              <text:p text:style-name="P88">Curso do estagiário</text:p>
              <text:p text:style-name="P88">Semestre</text:p>
              <text:p text:style-name="P88">Matrícula</text:p>
            </table:table-cell>
          </table:table-row>
          <table:table-row table:style-name="Tabela2.1">
            <table:table-cell table:style-name="Tabela2.A2" office:value-type="string">
              <text:p text:style-name="P86">Fluxo alternativo</text:p>
            </table:table-cell>
            <table:table-cell table:style-name="Tabela2.B2" office:value-type="string">
              <text:p text:style-name="P86"/>
              <text:p text:style-name="P86"/>
            </table:table-cell>
          </table:table-row>
          <table:table-row table:style-name="Tabela2.1">
            <table:table-cell table:style-name="Tabela2.A2" office:value-type="string">
              <text:p text:style-name="P86">Pós-condições</text:p>
            </table:table-cell>
            <table:table-cell table:style-name="Tabela2.B2" office:value-type="string">
              <text:p text:style-name="P102"><text:span text:style-name="T16">Estagiário</text:span><text:span text:style-name="T14"> cadastrado no sistema,</text:span></text:p>
              <text:p text:style-name="P102"><text:span text:style-name="T16">Estagiário</text:span><text:span text:style-name="T14"> </text:span><text:span text:style-name="T15">editado</text:span><text:span text:style-name="T14"> no sistema,</text:span></text:p>
              <text:p text:style-name="P102"><text:span text:style-name="T16">Estagiário</text:span><text:span text:style-name="T14"> </text:span><text:span text:style-name="T15">deletado</text:span><text:span text:style-name="T14"> no sistema </text:span><text:span text:style-name="T15">ou</text:span></text:p>
              <text:p text:style-name="P87">Uma visão das informações básicas cadastradas do estagiário.</text:p>
            </table:table-cell>
          </table:table-row>
        </table:table>
        <text:p text:style-name="P26"/>
        <text:p text:style-name="P26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list xml:id="list92258825175110" text:continue-numbering="true" text:style-name="WW8Num2">
                <text:list-item>
                  <text:list>
                    <text:list-item>
                      <text:h text:style-name="P11" text:outline-level="2">UC0<text:span text:style-name="T30">2</text:span></text:h>
                    </text:list-item>
                  </text:list>
                </text:list-item>
              </text:list>
            </table:table-cell>
            <table:table-cell table:style-name="Tabela3.B1" office:value-type="string">
              <text:list xml:id="list92258825153544" text:continue-numbering="true" text:style-name="WW8Num2">
                <text:list-item>
                  <text:list>
                    <text:list-item>
                      <text:h text:style-name="P12" text:outline-level="2">Cadastrar/Editar Contas Pessoais</text:h>
                    </text:list-item>
                  </text:list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p text:style-name="P86">Objetivo</text:p>
            </table:table-cell>
            <table:table-cell table:style-name="Tabela3.B2" office:value-type="string">
              <text:p text:style-name="P87">Cadastrar ou editar informações de contas em ferramentas utilizadas <text:s/>no <text:span text:style-name="T31">NPI</text:span>.</text:p>
            </table:table-cell>
          </table:table-row>
          <table:table-row table:style-name="Tabela3.1">
            <table:table-cell table:style-name="Tabela3.A2" office:value-type="string">
              <text:p text:style-name="P86">Ator primário</text:p>
            </table:table-cell>
            <table:table-cell table:style-name="Tabela3.B2" office:value-type="string">
              <text:p text:style-name="P87">Estagiário</text:p>
            </table:table-cell>
          </table:table-row>
          <table:table-row table:style-name="Tabela3.1">
            <table:table-cell table:style-name="Tabela3.A2" office:value-type="string">
              <text:p text:style-name="P86">Ator secundário</text:p>
            </table:table-cell>
            <table:table-cell table:style-name="Tabela3.B2" office:value-type="string">
              <text:p text:style-name="P86">-</text:p>
            </table:table-cell>
          </table:table-row>
          <table:table-row table:style-name="Tabela3.1">
            <table:table-cell table:style-name="Tabela3.A2" office:value-type="string">
              <text:p text:style-name="P86">Trigger</text:p>
            </table:table-cell>
            <table:table-cell table:style-name="Tabela3.B2" office:value-type="string">
              <text:p text:style-name="P87">Confirmação de cadastro do estagiário.</text:p>
            </table:table-cell>
          </table:table-row>
          <table:table-row table:style-name="Tabela3.1">
            <table:table-cell table:style-name="Tabela3.A2" office:value-type="string">
              <text:p text:style-name="P86">Pré-condições</text:p>
            </table:table-cell>
            <table:table-cell table:style-name="Tabela3.B2" office:value-type="string">
              <text:p text:style-name="P89">Para que o caso de uso seja iniciado é necessário que o ator primário esteja autenticado no sistema <text:span text:style-name="T32">e o sistema </text:span>possua estagiários cadastrados.</text:p>
            </table:table-cell>
          </table:table-row>
          <table:table-row table:style-name="Tabela3.1">
            <table:table-cell table:style-name="Tabela3.A2" office:value-type="string">
              <text:p text:style-name="P86">Fluxo Principal</text:p>
            </table:table-cell>
            <table:table-cell table:style-name="Tabela3.B2" office:value-type="string">
              <text:list xml:id="list1072176439057776488" text:style-name="WWNum3">
                <text:list-header>
                  <text:p text:style-name="P24"/>
                </text:list-header>
              </text:list>
            </table:table-cell>
          </table:table-row>
          <table:table-row table:style-name="Tabela3.1">
            <table:table-cell table:style-name="Tabela3.A2" office:value-type="string">
              <text:p text:style-name="P86">Informações específicas</text:p>
            </table:table-cell>
            <table:table-cell table:style-name="Tabela3.B2" office:value-type="string">
              <text:p text:style-name="P86">Nome do <text:span text:style-name="T33">Estagiário</text:span></text:p>
              <text:p text:style-name="P88">Matrícula</text:p>
              <text:p text:style-name="P87">Nomes das contas</text:p>
              <text:p text:style-name="P87">Nomes das ferramentas</text:p>
              <text:p text:style-name="P86"/>
            </table:table-cell>
          </table:table-row>
          <table:table-row table:style-name="Tabela3.1">
            <table:table-cell table:style-name="Tabela3.A2" office:value-type="string">
              <text:p text:style-name="P86">Fluxo alternativo</text:p>
            </table:table-cell>
            <table:table-cell table:style-name="Tabela3.B2" office:value-type="string">
              <text:p text:style-name="P86"/>
            </table:table-cell>
          </table:table-row>
          <table:table-row table:style-name="Tabela3.1">
            <table:table-cell table:style-name="Tabela3.A2" office:value-type="string">
              <text:p text:style-name="P86">Pós-condições</text:p>
            </table:table-cell>
            <table:table-cell table:style-name="Tabela3.B2" office:value-type="string">
              <text:p text:style-name="P102"><text:span text:style-name="T15">Contas</text:span><text:span text:style-name="T14"> cadastrad</text:span><text:span text:style-name="T15">as</text:span><text:span text:style-name="T14"> no sistema,</text:span></text:p>
              <text:p text:style-name="P86"><text:span text:style-name="T34">Contas</text:span> <text:span text:style-name="T34">atualizadas</text:span> no sistema.</text:p>
            </table:table-cell>
          </table:table-row>
        </table:table>
        <text:p text:style-name="P26"><text:soft-page-break/></text:p>
        <text:p text:style-name="P2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list xml:id="list92258825170083" text:continue-list="list92258825153544" text:style-name="WW8Num2">
                <text:list-item>
                  <text:list>
                    <text:list-item>
                      <text:h text:style-name="P11" text:outline-level="2">UC0<text:span text:style-name="T34">3</text:span></text:h>
                    </text:list-item>
                  </text:list>
                </text:list-item>
              </text:list>
            </table:table-cell>
            <table:table-cell table:style-name="Tabela4.B1" office:value-type="string">
              <text:list xml:id="list92258825175331" text:continue-numbering="true" text:style-name="WW8Num2">
                <text:list-item>
                  <text:list>
                    <text:list-item>
                      <text:h text:style-name="P12" text:outline-level="2">CRUD Projeto</text:h>
                    </text:list-item>
                  </text:list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p text:style-name="P86">Objetivo</text:p>
            </table:table-cell>
            <table:table-cell table:style-name="Tabela4.B2" office:value-type="string">
              <text:p text:style-name="P102"><text:span text:style-name="T14">Cadastrar, </text:span><text:span text:style-name="T15">visualizar, editar e deletar</text:span><text:span text:style-name="T14"> um </text:span><text:span text:style-name="T15">projeto</text:span><text:span text:style-name="T14"> </text:span><text:span text:style-name="T16">no sistema</text:span><text:span text:style-name="T14">.</text:span></text:p>
            </table:table-cell>
          </table:table-row>
          <table:table-row table:style-name="Tabela4.1">
            <table:table-cell table:style-name="Tabela4.A2" office:value-type="string">
              <text:p text:style-name="P86">Ator Primário</text:p>
            </table:table-cell>
            <table:table-cell table:style-name="Tabela4.B2" office:value-type="string">
              <text:p text:style-name="P1">Coordenador do projeto.</text:p>
            </table:table-cell>
          </table:table-row>
          <table:table-row table:style-name="Tabela4.1">
            <table:table-cell table:style-name="Tabela4.A2" office:value-type="string">
              <text:p text:style-name="P86">Ator Secundário</text:p>
            </table:table-cell>
            <table:table-cell table:style-name="Tabela4.B2" office:value-type="string">
              <text:p text:style-name="P86">-</text:p>
            </table:table-cell>
          </table:table-row>
          <table:table-row table:style-name="Tabela4.1">
            <table:table-cell table:style-name="Tabela4.A2" office:value-type="string">
              <text:p text:style-name="P23">Trigger</text:p>
            </table:table-cell>
            <table:table-cell table:style-name="Tabela4.B2" office:value-type="string">
              <text:p text:style-name="P102"><text:span text:style-name="T15">O ator primário </text:span><text:span text:style-name="T14">deseja cadastrar, </text:span><text:span text:style-name="T15">visualizar, editar ou deletar</text:span><text:span text:style-name="T14"> um <text:s/></text:span><text:span text:style-name="T15">projeto</text:span><text:span text:style-name="T14"> no sistema.</text:span></text:p>
            </table:table-cell>
          </table:table-row>
          <table:table-row table:style-name="Tabela4.1">
            <table:table-cell table:style-name="Tabela4.A2" office:value-type="string">
              <text:p text:style-name="P86">Pré-condições</text:p>
            </table:table-cell>
            <table:table-cell table:style-name="Tabela4.B2" office:value-type="string">
              <text:p text:style-name="P102"><text:span text:style-name="T14">Para cadastrar um </text:span><text:span text:style-name="T15">projeto</text:span><text:span text:style-name="T14"> é necessário </text:span><text:span text:style-name="T17">que o ator primário esteja autenticado no sistema.</text:span></text:p>
              <text:p text:style-name="P103"><text:span text:style-name="T14">Para visualizar, editar e deletar um projeto é necessário que se tenha cadastrado um projeto </text:span><text:span text:style-name="T19">e </text:span><text:span text:style-name="T17">o ator primário esteja autenticado no sistema</text:span><text:span text:style-name="T14">.</text:span></text:p>
            </table:table-cell>
          </table:table-row>
          <table:table-row table:style-name="Tabela4.1">
            <table:table-cell table:style-name="Tabela4.A2" office:value-type="string">
              <text:p text:style-name="P86">Fluxo principal</text:p>
            </table:table-cell>
            <table:table-cell table:style-name="Tabela4.B2" office:value-type="string">
              <text:p text:style-name="P86"/>
            </table:table-cell>
          </table:table-row>
          <table:table-row table:style-name="Tabela4.1">
            <table:table-cell table:style-name="Tabela4.A2" office:value-type="string">
              <text:p text:style-name="P86">Informações específicas do caso de uso</text:p>
            </table:table-cell>
            <table:table-cell table:style-name="Tabela4.B2" office:value-type="string">
              <text:p text:style-name="P87">Nome do Projeto</text:p>
              <text:p text:style-name="P87">Estagiários Vinculados</text:p>
              <text:p text:style-name="P87">Responsável</text:p>
              <text:p text:style-name="P87">Tempo Estimado.</text:p>
              <text:p text:style-name="P87">Prioridade</text:p>
            </table:table-cell>
          </table:table-row>
          <table:table-row table:style-name="Tabela4.1">
            <table:table-cell table:style-name="Tabela4.A2" office:value-type="string">
              <text:p text:style-name="P86">Fluxo alternativo</text:p>
            </table:table-cell>
            <table:table-cell table:style-name="Tabela4.B2" office:value-type="string">
              <text:p text:style-name="P86"/>
              <text:p text:style-name="P86"/>
            </table:table-cell>
          </table:table-row>
          <table:table-row table:style-name="Tabela4.1">
            <table:table-cell table:style-name="Tabela4.A2" office:value-type="string">
              <text:p text:style-name="P86">Pós-condições</text:p>
            </table:table-cell>
            <table:table-cell table:style-name="Tabela4.B2" office:value-type="string">
              <text:p text:style-name="P102"><text:span text:style-name="T15">Projeto</text:span><text:span text:style-name="T14"> cadastrado no sistema,</text:span></text:p>
              <text:p text:style-name="P102"><text:span text:style-name="T15">Projeto</text:span><text:span text:style-name="T14"> </text:span><text:span text:style-name="T15">editado</text:span><text:span text:style-name="T14"> no sistema,</text:span></text:p>
              <text:p text:style-name="P102"><text:span text:style-name="T15">Projeto</text:span><text:span text:style-name="T14"> </text:span><text:span text:style-name="T15">deletado</text:span><text:span text:style-name="T14"> no sistema </text:span><text:span text:style-name="T15">ou</text:span></text:p>
              <text:p text:style-name="P87">Uma visão das informações básicas cadastradas do projeto.</text:p>
            </table:table-cell>
          </table:table-row>
        </table:table>
        <text:p text:style-name="P26"/>
        <text:p text:style-name="P26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list xml:id="list92258841181920" text:continue-numbering="true" text:style-name="WW8Num2">
                <text:list-item>
                  <text:list>
                    <text:list-item>
                      <text:h text:style-name="P11" text:outline-level="2">UC04</text:h>
                    </text:list-item>
                  </text:list>
                </text:list-item>
              </text:list>
            </table:table-cell>
            <table:table-cell table:style-name="Tabela5.B1" office:value-type="string">
              <text:list xml:id="list92258841173343" text:continue-numbering="true" text:style-name="WW8Num2">
                <text:list-item>
                  <text:list>
                    <text:list-item>
                      <text:h text:style-name="P13" text:outline-level="2">Vincular Membro</text:h>
                    </text:list-item>
                  </text:list>
                </text:list-item>
              </text:list>
            </table:table-cell>
          </table:table-row>
          <table:table-row table:style-name="Tabela5.2">
            <table:table-cell table:style-name="Tabela5.A2" office:value-type="string">
              <text:p text:style-name="P86">Objetivo</text:p>
            </table:table-cell>
            <table:table-cell table:style-name="Tabela5.B2" office:value-type="string">
              <text:p text:style-name="P101">Vincular membros do NPÌ em projetos cadastradas no sistema</text:p>
            </table:table-cell>
          </table:table-row>
          <table:table-row table:style-name="Tabela5.3">
            <table:table-cell table:style-name="Tabela5.A2" office:value-type="string">
              <text:p text:style-name="P86">Ator primário</text:p>
            </table:table-cell>
            <table:table-cell table:style-name="Tabela5.B2" office:value-type="string">
              <text:p text:style-name="P2">Coordenador do projeto.</text:p>
            </table:table-cell>
          </table:table-row>
          <table:table-row table:style-name="Tabela5.4">
            <table:table-cell table:style-name="Tabela5.A2" office:value-type="string">
              <text:p text:style-name="P86">Ator secundário</text:p>
            </table:table-cell>
            <table:table-cell table:style-name="Tabela5.B2" office:value-type="string">
              <text:p text:style-name="P86">-</text:p>
            </table:table-cell>
          </table:table-row>
          <table:table-row table:style-name="Tabela5.5">
            <table:table-cell table:style-name="Tabela5.A2" office:value-type="string">
              <text:p text:style-name="P86">Trigger</text:p>
            </table:table-cell>
            <table:table-cell table:style-name="Tabela5.B2" office:value-type="string">
              <text:p text:style-name="P86"><text:span text:style-name="T35">Coordenador do projeto</text:span> deseja <text:span text:style-name="T35">vincular um membro a um projeto cadastrado.</text:span></text:p>
            </table:table-cell>
          </table:table-row>
          <table:table-row table:style-name="Tabela5.6">
            <table:table-cell table:style-name="Tabela5.A2" office:value-type="string">
              <text:p text:style-name="P86">Pré-condições</text:p>
            </table:table-cell>
            <table:table-cell table:style-name="Tabela5.B2" office:value-type="string">
              <text:p text:style-name="P89">Para que o caso de uso seja iniciado é necessário que o ator primário <text:span text:style-name="T36">esteja </text:span>autenticado no sistema<text:span text:style-name="T36">.</text:span></text:p>
            </table:table-cell>
          </table:table-row>
          <table:table-row table:style-name="Tabela5.7">
            <table:table-cell table:style-name="Tabela5.A2" office:value-type="string">
              <text:p text:style-name="P86">Fluxo Principal</text:p>
            </table:table-cell>
            <table:table-cell table:style-name="Tabela5.B2" office:value-type="string">
              <text:p text:style-name="P86"/>
            </table:table-cell>
          </table:table-row>
          <table:table-row table:style-name="Tabela5.8">
            <table:table-cell table:style-name="Tabela5.A2" office:value-type="string">
              <text:p text:style-name="P86">Informações específicas</text:p>
            </table:table-cell>
            <table:table-cell table:style-name="Tabela5.B2" office:value-type="string">
              <text:p text:style-name="P102"><text:span text:style-name="T14">Nome do </text:span><text:span text:style-name="T16">estagiário</text:span></text:p>
              <text:p text:style-name="P104"><text:span text:style-name="T16">M</text:span><text:span text:style-name="T14">atrícula</text:span></text:p>
              <text:p text:style-name="P90"><text:soft-page-break/>Nome do Projeto</text:p>
            </table:table-cell>
          </table:table-row>
          <table:table-row table:style-name="Tabela5.9">
            <table:table-cell table:style-name="Tabela5.A2" office:value-type="string">
              <text:p text:style-name="P86">Fluxo alternativo</text:p>
            </table:table-cell>
            <table:table-cell table:style-name="Tabela5.B2" office:value-type="string">
              <text:p text:style-name="P86"/>
            </table:table-cell>
          </table:table-row>
          <table:table-row table:style-name="Tabela5.10">
            <table:table-cell table:style-name="Tabela5.A2" office:value-type="string">
              <text:p text:style-name="P86">Pós-condições</text:p>
            </table:table-cell>
            <table:table-cell table:style-name="Tabela5.B2" office:value-type="string">
              <text:p text:style-name="P91">Informações do estagiário atualizadas.</text:p>
            </table:table-cell>
          </table:table-row>
        </table:table>
        <text:p text:style-name="P26"/>
        <text:p text:style-name="P26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list xml:id="list92258841176684" text:continue-numbering="true" text:style-name="WW8Num2">
                <text:list-item>
                  <text:list>
                    <text:list-item>
                      <text:h text:style-name="P11" text:outline-level="2">UC05</text:h>
                    </text:list-item>
                  </text:list>
                </text:list-item>
              </text:list>
            </table:table-cell>
            <table:table-cell table:style-name="Tabela7.B1" office:value-type="string">
              <text:list xml:id="list92258841151127" text:continue-numbering="true" text:style-name="WW8Num2">
                <text:list-item>
                  <text:list>
                    <text:list-item>
                      <text:h text:style-name="P13" text:outline-level="2">Emitir Termo de Compromisso</text:h>
                    </text:list-item>
                  </text:list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p text:style-name="P86">Objetivo</text:p>
            </table:table-cell>
            <table:table-cell table:style-name="Tabela7.B2" office:value-type="string">
              <text:p text:style-name="P90">Emitir os Termos de Compromisso com base <text:s/>nos dados <text:s/>cadastrados dos estagiários.</text:p>
            </table:table-cell>
          </table:table-row>
          <table:table-row table:style-name="Tabela7.1">
            <table:table-cell table:style-name="Tabela7.A2" office:value-type="string">
              <text:p text:style-name="P86">Ator primário</text:p>
            </table:table-cell>
            <table:table-cell table:style-name="Tabela7.B2" office:value-type="string">
              <text:p text:style-name="P86">Coordenador do projeto </text:p>
            </table:table-cell>
          </table:table-row>
          <table:table-row table:style-name="Tabela7.1">
            <table:table-cell table:style-name="Tabela7.A2" office:value-type="string">
              <text:p text:style-name="P86">Ator secundário</text:p>
            </table:table-cell>
            <table:table-cell table:style-name="Tabela7.B2" office:value-type="string">
              <text:p text:style-name="P86">-</text:p>
            </table:table-cell>
          </table:table-row>
          <table:table-row table:style-name="Tabela7.1">
            <table:table-cell table:style-name="Tabela7.A2" office:value-type="string">
              <text:p text:style-name="P86">Trigger</text:p>
            </table:table-cell>
            <table:table-cell table:style-name="Tabela7.B2" office:value-type="string">
              <text:p text:style-name="P86">Coordenador do projeto deseja <text:span text:style-name="T35">emitir o termo de compromisso para um determinado estagiário.</text:span></text:p>
            </table:table-cell>
          </table:table-row>
          <table:table-row table:style-name="Tabela7.1">
            <table:table-cell table:style-name="Tabela7.A2" office:value-type="string">
              <text:p text:style-name="P86">Pré-condições</text:p>
            </table:table-cell>
            <table:table-cell table:style-name="Tabela7.B2" office:value-type="string">
              <text:p text:style-name="P89"><text:s/>Para que o caso de uso seja iniciado é necessário que o ator primário esteja autenticado no sistema <text:span text:style-name="T32">e o sistema </text:span>possua estagiários cadastrados.</text:p>
            </table:table-cell>
          </table:table-row>
          <table:table-row table:style-name="Tabela7.1">
            <table:table-cell table:style-name="Tabela7.A2" office:value-type="string">
              <text:p text:style-name="P86">Fluxo Principal</text:p>
            </table:table-cell>
            <table:table-cell table:style-name="Tabela7.B2" office:value-type="string">
              <text:p text:style-name="P86"/>
            </table:table-cell>
          </table:table-row>
          <table:table-row table:style-name="Tabela7.1">
            <table:table-cell table:style-name="Tabela7.A2" office:value-type="string">
              <text:p text:style-name="P86">Informações específicas</text:p>
            </table:table-cell>
            <table:table-cell table:style-name="Tabela7.B2" office:value-type="string">
              <text:p text:style-name="P86">Nome do <text:span text:style-name="T37">estagiário</text:span></text:p>
              <text:p text:style-name="P88">Matrícula</text:p>
            </table:table-cell>
          </table:table-row>
          <table:table-row table:style-name="Tabela7.1">
            <table:table-cell table:style-name="Tabela7.A2" office:value-type="string">
              <text:p text:style-name="P86">Fluxo alternativo</text:p>
            </table:table-cell>
            <table:table-cell table:style-name="Tabela7.B2" office:value-type="string">
              <text:p text:style-name="P86"/>
            </table:table-cell>
          </table:table-row>
          <table:table-row table:style-name="Tabela7.1">
            <table:table-cell table:style-name="Tabela7.A2" office:value-type="string">
              <text:p text:style-name="P86">Pós-condições</text:p>
            </table:table-cell>
            <table:table-cell table:style-name="Tabela7.B2" office:value-type="string">
              <text:p text:style-name="P92">O <text:span text:style-name="T31">Termo de Compromisso com os dados do estagiário.</text:span></text:p>
            </table:table-cell>
          </table:table-row>
        </table:table>
        <text:p text:style-name="P26"/>
        <text:p text:style-name="P26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list xml:id="list92258841178453" text:continue-numbering="true" text:style-name="WW8Num2">
                <text:list-item>
                  <text:list>
                    <text:list-item>
                      <text:h text:style-name="P11" text:outline-level="2">UC06</text:h>
                    </text:list-item>
                  </text:list>
                </text:list-item>
              </text:list>
            </table:table-cell>
            <table:table-cell table:style-name="Tabela8.B1" office:value-type="string">
              <text:list xml:id="list92258841155535" text:continue-numbering="true" text:style-name="WW8Num2">
                <text:list-item>
                  <text:list>
                    <text:list-item>
                      <text:h text:style-name="P13" text:outline-level="2">Submeter Plano de Estágio</text:h>
                    </text:list-item>
                  </text:list>
                </text:list-item>
              </text:list>
            </table:table-cell>
          </table:table-row>
          <table:table-row table:style-name="Tabela8.1">
            <table:table-cell table:style-name="Tabela8.A2" office:value-type="string">
              <text:p text:style-name="P86">Objetivo</text:p>
            </table:table-cell>
            <table:table-cell table:style-name="Tabela8.B2" office:value-type="string">
              <text:p text:style-name="P93">Submeter plano de estágio inicial para avaliação do coordenador.</text:p>
            </table:table-cell>
          </table:table-row>
          <table:table-row table:style-name="Tabela8.1">
            <table:table-cell table:style-name="Tabela8.A2" office:value-type="string">
              <text:p text:style-name="P86">Ator primário</text:p>
            </table:table-cell>
            <table:table-cell table:style-name="Tabela8.B2" office:value-type="string">
              <text:p text:style-name="P93">Estagiário</text:p>
            </table:table-cell>
          </table:table-row>
          <table:table-row table:style-name="Tabela8.1">
            <table:table-cell table:style-name="Tabela8.A2" office:value-type="string">
              <text:p text:style-name="P86">Ator secundário</text:p>
            </table:table-cell>
            <table:table-cell table:style-name="Tabela8.B2" office:value-type="string">
              <text:p text:style-name="P86">-</text:p>
            </table:table-cell>
          </table:table-row>
          <table:table-row table:style-name="Tabela8.1">
            <table:table-cell table:style-name="Tabela8.A2" office:value-type="string">
              <text:p text:style-name="P86">Trigger</text:p>
            </table:table-cell>
            <table:table-cell table:style-name="Tabela8.B2" office:value-type="string">
              <text:p text:style-name="P93">Estagiário deseja submeter Plano de Estágio.</text:p>
            </table:table-cell>
          </table:table-row>
          <table:table-row table:style-name="Tabela8.1">
            <table:table-cell table:style-name="Tabela8.A2" office:value-type="string">
              <text:p text:style-name="P86">Pré-condições</text:p>
            </table:table-cell>
            <table:table-cell table:style-name="Tabela8.B2" office:value-type="string">
              <text:p text:style-name="P86">Para que o caso de uso seja iniciado é necessário que o ator primário esteja autenticado no sistema e possua permissão de acesso a essa funcionalidade.</text:p>
            </table:table-cell>
          </table:table-row>
          <table:table-row table:style-name="Tabela8.1">
            <table:table-cell table:style-name="Tabela8.A2" office:value-type="string">
              <text:p text:style-name="P86">Fluxo Principal</text:p>
            </table:table-cell>
            <table:table-cell table:style-name="Tabela8.B2" office:value-type="string">
              <text:p text:style-name="P86"/>
            </table:table-cell>
          </table:table-row>
          <table:table-row table:style-name="Tabela8.1">
            <table:table-cell table:style-name="Tabela8.A2" office:value-type="string">
              <text:p text:style-name="P86">Informações específicas</text:p>
            </table:table-cell>
            <table:table-cell table:style-name="Tabela8.B2" office:value-type="string">
              <text:p text:style-name="P93">Nome do Estagiário,</text:p>
              <text:p text:style-name="P93">Matrícula.</text:p>
            </table:table-cell>
          </table:table-row>
          <table:table-row table:style-name="Tabela8.1">
            <table:table-cell table:style-name="Tabela8.A2" office:value-type="string">
              <text:p text:style-name="P86">Fluxo alternativo</text:p>
            </table:table-cell>
            <table:table-cell table:style-name="Tabela8.B2" office:value-type="string">
              <text:p text:style-name="P86"/>
            </table:table-cell>
          </table:table-row>
          <table:table-row table:style-name="Tabela8.1">
            <table:table-cell table:style-name="Tabela8.A2" office:value-type="string">
              <text:p text:style-name="P86">Pós-condições</text:p>
            </table:table-cell>
            <table:table-cell table:style-name="Tabela8.B2" office:value-type="string">
              <text:p text:style-name="P86"><text:span text:style-name="T31">Plano de Estágio </text:span>submetido para avaliação</text:p>
            </table:table-cell>
          </table:table-row>
        </table:table>
        <text:p text:style-name="P26"/>
        <text:p text:style-name="P26"/>
        <table:table table:name="Tabela9" table:style-name="Tabela9">
          <table:table-column table:style-name="Tabela9.A"/>
          <table:table-column table:style-name="Tabela9.B"/>
          <text:soft-page-break/>
          <table:table-row table:style-name="Tabela9.1">
            <table:table-cell table:style-name="Tabela9.A1" office:value-type="string">
              <text:list xml:id="list92258856166579" text:continue-numbering="true" text:style-name="WW8Num2">
                <text:list-item>
                  <text:list>
                    <text:list-item>
                      <text:h text:style-name="P11" text:outline-level="2">UC07</text:h>
                    </text:list-item>
                  </text:list>
                </text:list-item>
              </text:list>
            </table:table-cell>
            <table:table-cell table:style-name="Tabela9.B1" office:value-type="string">
              <text:list xml:id="list92258856161154" text:continue-numbering="true" text:style-name="WW8Num2">
                <text:list-item>
                  <text:list>
                    <text:list-item>
                      <text:h text:style-name="P14" text:outline-level="2">Cadastrar Feriados/Recessos</text:h>
                    </text:list-item>
                  </text:list>
                </text:list-item>
              </text:list>
            </table:table-cell>
          </table:table-row>
          <table:table-row table:style-name="Tabela9.1">
            <table:table-cell table:style-name="Tabela9.A2" office:value-type="string">
              <text:p text:style-name="P86">Objetivo</text:p>
            </table:table-cell>
            <table:table-cell table:style-name="Tabela9.B2" office:value-type="string">
              <text:p text:style-name="P93">Cadastrar datas de feriados e recessos.</text:p>
            </table:table-cell>
          </table:table-row>
          <table:table-row table:style-name="Tabela9.1">
            <table:table-cell table:style-name="Tabela9.A2" office:value-type="string">
              <text:p text:style-name="P86">Ator primário</text:p>
            </table:table-cell>
            <table:table-cell table:style-name="Tabela9.B2" office:value-type="string">
              <text:p text:style-name="P93">Coordenador do projeto.</text:p>
            </table:table-cell>
          </table:table-row>
          <table:table-row table:style-name="Tabela9.1">
            <table:table-cell table:style-name="Tabela9.A2" office:value-type="string">
              <text:p text:style-name="P86">Ator secundário</text:p>
            </table:table-cell>
            <table:table-cell table:style-name="Tabela9.B2" office:value-type="string">
              <text:p text:style-name="P86">-</text:p>
            </table:table-cell>
          </table:table-row>
          <table:table-row table:style-name="Tabela9.1">
            <table:table-cell table:style-name="Tabela9.A2" office:value-type="string">
              <text:p text:style-name="P86">Trigger</text:p>
            </table:table-cell>
            <table:table-cell table:style-name="Tabela9.B2" office:value-type="string">
              <text:p text:style-name="P86">Coordenador do projeto deseja <text:span text:style-name="T31">cadastrar um feriado ou recesso.</text:span></text:p>
            </table:table-cell>
          </table:table-row>
          <table:table-row table:style-name="Tabela9.1">
            <table:table-cell table:style-name="Tabela9.A2" office:value-type="string">
              <text:p text:style-name="P86">Pré-condições</text:p>
            </table:table-cell>
            <table:table-cell table:style-name="Tabela9.B2" office:value-type="string">
              <text:p text:style-name="P86">Para que o caso de uso seja iniciado é necessário que o ator primário esteja autenticado no sistema.</text:p>
            </table:table-cell>
          </table:table-row>
          <table:table-row table:style-name="Tabela9.1">
            <table:table-cell table:style-name="Tabela9.A2" office:value-type="string">
              <text:p text:style-name="P86">Fluxo Principal</text:p>
            </table:table-cell>
            <table:table-cell table:style-name="Tabela9.B2" office:value-type="string">
              <text:p text:style-name="P86"/>
            </table:table-cell>
          </table:table-row>
          <table:table-row table:style-name="Tabela9.1">
            <table:table-cell table:style-name="Tabela9.A2" office:value-type="string">
              <text:p text:style-name="P86">Informações específicas</text:p>
            </table:table-cell>
            <table:table-cell table:style-name="Tabela9.B2" office:value-type="string">
              <text:p text:style-name="P93">Data</text:p>
              <text:p text:style-name="P93">Descrição</text:p>
            </table:table-cell>
          </table:table-row>
          <table:table-row table:style-name="Tabela9.1">
            <table:table-cell table:style-name="Tabela9.A2" office:value-type="string">
              <text:p text:style-name="P86">Fluxo alternativo</text:p>
            </table:table-cell>
            <table:table-cell table:style-name="Tabela9.B2" office:value-type="string">
              <text:p text:style-name="P86"/>
            </table:table-cell>
          </table:table-row>
          <table:table-row table:style-name="Tabela9.1">
            <table:table-cell table:style-name="Tabela9.A2" office:value-type="string">
              <text:p text:style-name="P86">Pós-condições</text:p>
            </table:table-cell>
            <table:table-cell table:style-name="Tabela9.B2" office:value-type="string">
              <text:p text:style-name="P93">Feriado ou recesso cadastrado.</text:p>
            </table:table-cell>
          </table:table-row>
        </table:table>
        <text:p text:style-name="P26"/>
        <text:p text:style-name="P26"/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list xml:id="list92258856153744" text:continue-numbering="true" text:style-name="WW8Num2">
                <text:list-item>
                  <text:list>
                    <text:list-item>
                      <text:h text:style-name="P11" text:outline-level="2">UC08</text:h>
                    </text:list-item>
                  </text:list>
                </text:list-item>
              </text:list>
            </table:table-cell>
            <table:table-cell table:style-name="Tabela10.B1" office:value-type="string">
              <text:list xml:id="list92258856183397" text:continue-numbering="true" text:style-name="WW8Num2">
                <text:list-item>
                  <text:list>
                    <text:list-item>
                      <text:h text:style-name="P15" text:outline-level="2">Emitir Lista Frequência</text:h>
                    </text:list-item>
                  </text:list>
                </text:list-item>
              </text:list>
            </table:table-cell>
          </table:table-row>
          <table:table-row table:style-name="Tabela10.1">
            <table:table-cell table:style-name="Tabela10.A2" office:value-type="string">
              <text:p text:style-name="P86">Objetivo</text:p>
            </table:table-cell>
            <table:table-cell table:style-name="Tabela10.B2" office:value-type="string">
              <text:p text:style-name="P94">Emitir lista de frequência de todos os estagiários cadastrados</text:p>
            </table:table-cell>
          </table:table-row>
          <table:table-row table:style-name="Tabela10.1">
            <table:table-cell table:style-name="Tabela10.A2" office:value-type="string">
              <text:p text:style-name="P86">Ator primário</text:p>
            </table:table-cell>
            <table:table-cell table:style-name="Tabela10.B2" office:value-type="string">
              <text:p text:style-name="P3">Coordenador do projeto</text:p>
            </table:table-cell>
          </table:table-row>
          <table:table-row table:style-name="Tabela10.1">
            <table:table-cell table:style-name="Tabela10.A2" office:value-type="string">
              <text:p text:style-name="P86">Ator secundário</text:p>
            </table:table-cell>
            <table:table-cell table:style-name="Tabela10.B2" office:value-type="string">
              <text:p text:style-name="P86">-</text:p>
            </table:table-cell>
          </table:table-row>
          <table:table-row table:style-name="Tabela10.1">
            <table:table-cell table:style-name="Tabela10.A2" office:value-type="string">
              <text:p text:style-name="P86">Trigger</text:p>
            </table:table-cell>
            <table:table-cell table:style-name="Tabela10.B2" office:value-type="string">
              <text:p text:style-name="P86">Um coordenador do projeto deseja <text:span text:style-name="T38">emitir</text:span> uma <text:span text:style-name="T38">lista de frequência.</text:span></text:p>
            </table:table-cell>
          </table:table-row>
          <table:table-row table:style-name="Tabela10.1">
            <table:table-cell table:style-name="Tabela10.A2" office:value-type="string">
              <text:p text:style-name="P86">Pré-condições</text:p>
            </table:table-cell>
            <table:table-cell table:style-name="Tabela10.B2" office:value-type="string">
              <text:p text:style-name="P89"><text:s/>Para que o caso de uso seja iniciado é necessário que o ator primário esteja autenticado no sistema <text:span text:style-name="T32">e o sistema </text:span>possua estagiários cadastrados.</text:p>
            </table:table-cell>
          </table:table-row>
          <table:table-row table:style-name="Tabela10.1">
            <table:table-cell table:style-name="Tabela10.A2" office:value-type="string">
              <text:p text:style-name="P86">Fluxo principal</text:p>
            </table:table-cell>
            <table:table-cell table:style-name="Tabela10.B2" office:value-type="string">
              <text:p text:style-name="P86"/>
            </table:table-cell>
          </table:table-row>
          <table:table-row table:style-name="Tabela10.1">
            <table:table-cell table:style-name="Tabela10.A2" office:value-type="string">
              <text:p text:style-name="P86">Informações específicas do caso de uso</text:p>
            </table:table-cell>
            <table:table-cell table:style-name="Tabela10.B2" office:value-type="string">
              <text:p text:style-name="P86">Nome<text:span text:style-name="T38">s dos estagiários</text:span></text:p>
            </table:table-cell>
          </table:table-row>
          <table:table-row table:style-name="Tabela10.1">
            <table:table-cell table:style-name="Tabela10.A2" office:value-type="string">
              <text:p text:style-name="P86">Fluxo alternativo</text:p>
            </table:table-cell>
            <table:table-cell table:style-name="Tabela10.B2" office:value-type="string">
              <text:p text:style-name="P86"/>
            </table:table-cell>
          </table:table-row>
          <table:table-row table:style-name="Tabela10.1">
            <table:table-cell table:style-name="Tabela10.A2" office:value-type="string">
              <text:p text:style-name="P86">Pós-condições</text:p>
            </table:table-cell>
            <table:table-cell table:style-name="Tabela10.B2" office:value-type="string">
              <text:p text:style-name="P94">Uma lista com a frequência dos estagiários</text:p>
            </table:table-cell>
          </table:table-row>
        </table:table>
        <text:p text:style-name="P26"/>
        <text:p text:style-name="P26"/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list xml:id="list92258856181146" text:continue-numbering="true" text:style-name="WW8Num2">
                <text:list-item>
                  <text:list>
                    <text:list-item>
                      <text:h text:style-name="P11" text:outline-level="2">UC09</text:h>
                    </text:list-item>
                  </text:list>
                </text:list-item>
              </text:list>
            </table:table-cell>
            <table:table-cell table:style-name="Tabela11.B1" office:value-type="string">
              <text:list xml:id="list92258856174285" text:continue-numbering="true" text:style-name="WW8Num2">
                <text:list-item>
                  <text:list>
                    <text:list-item>
                      <text:h text:style-name="P15" text:outline-level="2">Realizar Frequência</text:h>
                    </text:list-item>
                  </text:list>
                </text:list-item>
              </text:list>
            </table:table-cell>
          </table:table-row>
          <table:table-row table:style-name="Tabela11.1">
            <table:table-cell table:style-name="Tabela11.A2" office:value-type="string">
              <text:p text:style-name="P86">Objetivo</text:p>
            </table:table-cell>
            <table:table-cell table:style-name="Tabela11.B2" office:value-type="string">
              <text:p text:style-name="P94">Cadastrar presença diária no sistema dos membros do NPI.</text:p>
            </table:table-cell>
          </table:table-row>
          <table:table-row table:style-name="Tabela11.1">
            <table:table-cell table:style-name="Tabela11.A2" office:value-type="string">
              <text:p text:style-name="P86">Ator primário</text:p>
            </table:table-cell>
            <table:table-cell table:style-name="Tabela11.B2" office:value-type="string">
              <text:p text:style-name="P94">Estagiário</text:p>
            </table:table-cell>
          </table:table-row>
          <table:table-row table:style-name="Tabela11.1">
            <table:table-cell table:style-name="Tabela11.A2" office:value-type="string">
              <text:p text:style-name="P86">Ator secundário</text:p>
            </table:table-cell>
            <table:table-cell table:style-name="Tabela11.B2" office:value-type="string">
              <text:p text:style-name="P86">-</text:p>
            </table:table-cell>
          </table:table-row>
          <table:table-row table:style-name="Tabela11.1">
            <table:table-cell table:style-name="Tabela11.A2" office:value-type="string">
              <text:p text:style-name="P86">Trigger</text:p>
            </table:table-cell>
            <table:table-cell table:style-name="Tabela11.B2" office:value-type="string">
              <text:p text:style-name="P94">O estagiário deseja cadastrar sua presença.</text:p>
            </table:table-cell>
          </table:table-row>
          <table:table-row table:style-name="Tabela11.1">
            <table:table-cell table:style-name="Tabela11.A2" office:value-type="string">
              <text:p text:style-name="P86">Pré-condições</text:p>
            </table:table-cell>
            <table:table-cell table:style-name="Tabela11.B2" office:value-type="string">
              <text:p text:style-name="P89">Para que o caso de uso seja iniciado é necessário que o ator primário esteja autenticado no sistema <text:span text:style-name="T32">e possua permissão de acesso a essa funcionalidade.</text:span></text:p>
            </table:table-cell>
          </table:table-row>
          <text:soft-page-break/>
          <table:table-row table:style-name="Tabela11.1">
            <table:table-cell table:style-name="Tabela11.A2" office:value-type="string">
              <text:p text:style-name="P86">Fluxo Principal</text:p>
            </table:table-cell>
            <table:table-cell table:style-name="Tabela11.B2" office:value-type="string">
              <text:p text:style-name="P25"/>
            </table:table-cell>
          </table:table-row>
          <table:table-row table:style-name="Tabela11.1">
            <table:table-cell table:style-name="Tabela11.A2" office:value-type="string">
              <text:p text:style-name="P86">Informações específicas</text:p>
            </table:table-cell>
            <table:table-cell table:style-name="Tabela11.B2" office:value-type="string">
              <text:p text:style-name="P86">Nome do <text:span text:style-name="T37">estagiário</text:span></text:p>
              <text:p text:style-name="P88">Matrícula</text:p>
            </table:table-cell>
          </table:table-row>
          <table:table-row table:style-name="Tabela11.1">
            <table:table-cell table:style-name="Tabela11.A2" office:value-type="string">
              <text:p text:style-name="P86">Fluxo alternativo</text:p>
            </table:table-cell>
            <table:table-cell table:style-name="Tabela11.B2" office:value-type="string">
              <text:p text:style-name="P86"/>
            </table:table-cell>
          </table:table-row>
          <table:table-row table:style-name="Tabela11.1">
            <table:table-cell table:style-name="Tabela11.A2" office:value-type="string">
              <text:p text:style-name="P86">Pós-condições</text:p>
            </table:table-cell>
            <table:table-cell table:style-name="Tabela11.B2" office:value-type="string">
              <text:p text:style-name="P94">Presença cadastrada</text:p>
            </table:table-cell>
          </table:table-row>
        </table:table>
        <text:p text:style-name="P26"/>
        <text:p text:style-name="P26"/>
        <text:list xml:id="list92258856167912" text:continue-numbering="true" text:style-name="WW8Num2">
          <text:list-item>
            <text:list>
              <text:list-item>
                <text:list>
                  <text:list-item>
                    <text:h text:style-name="P20" text:outline-level="3"/>
                  </text:list-item>
                </text:list>
              </text:list-item>
            </text:list>
          </text:list-item>
        </text:list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list xml:id="list92258856159980" text:continue-numbering="true" text:style-name="WW8Num2">
                <text:list-item>
                  <text:list>
                    <text:list-item>
                      <text:h text:style-name="P11" text:outline-level="2">UC10</text:h>
                    </text:list-item>
                  </text:list>
                </text:list-item>
              </text:list>
            </table:table-cell>
            <table:table-cell table:style-name="Tabela12.B1" office:value-type="string">
              <text:list xml:id="list92258856179091" text:continue-numbering="true" text:style-name="WW8Num2">
                <text:list-item>
                  <text:list>
                    <text:list-item>
                      <text:h text:style-name="P15" text:outline-level="2"><text:span text:style-name="T39">Submeter</text:span> Avaliação de Re<text:span text:style-name="T39">n</text:span>dimento</text:h>
                    </text:list-item>
                  </text:list>
                </text:list-item>
              </text:list>
            </table:table-cell>
          </table:table-row>
          <table:table-row table:style-name="Tabela12.1">
            <table:table-cell table:style-name="Tabela12.A2" office:value-type="string">
              <text:p text:style-name="P86">Objetivo</text:p>
            </table:table-cell>
            <table:table-cell table:style-name="Tabela12.B2" office:value-type="string">
              <text:p text:style-name="P95">Realizar avaliações de acompanhamento dos estagiários sobre suas <text:s text:c="3"/>atividades.</text:p>
            </table:table-cell>
          </table:table-row>
          <table:table-row table:style-name="Tabela12.1">
            <table:table-cell table:style-name="Tabela12.A2" office:value-type="string">
              <text:p text:style-name="P86">Ator primário</text:p>
            </table:table-cell>
            <table:table-cell table:style-name="Tabela12.B2" office:value-type="string">
              <text:p text:style-name="P95">Estagiário</text:p>
            </table:table-cell>
          </table:table-row>
          <table:table-row table:style-name="Tabela12.1">
            <table:table-cell table:style-name="Tabela12.A2" office:value-type="string">
              <text:p text:style-name="P86">Ator secundário</text:p>
            </table:table-cell>
            <table:table-cell table:style-name="Tabela12.B2" office:value-type="string">
              <text:p text:style-name="P86">-</text:p>
            </table:table-cell>
          </table:table-row>
          <table:table-row table:style-name="Tabela12.1">
            <table:table-cell table:style-name="Tabela12.A2" office:value-type="string">
              <text:p text:style-name="P86">Trigger</text:p>
            </table:table-cell>
            <table:table-cell table:style-name="Tabela12.B2" office:value-type="string">
              <text:p text:style-name="P95">O estagiário deseja submeter a Avaliação de <text:span text:style-name="T40">Rendimento.</text:span></text:p>
            </table:table-cell>
          </table:table-row>
          <table:table-row table:style-name="Tabela12.1">
            <table:table-cell table:style-name="Tabela12.A2" office:value-type="string">
              <text:p text:style-name="P86">Pré-condições</text:p>
            </table:table-cell>
            <table:table-cell table:style-name="Tabela12.B2" office:value-type="string">
              <text:p text:style-name="P86">Para que o caso de uso seja iniciado é necessário que o ator primário esteja autenticado no sistema e possua permissão de acesso a essa funcionalidade.</text:p>
            </table:table-cell>
          </table:table-row>
          <table:table-row table:style-name="Tabela12.7">
            <table:table-cell table:style-name="Tabela12.A2" office:value-type="string">
              <text:p text:style-name="P86">Fluxo Principal</text:p>
            </table:table-cell>
            <table:table-cell table:style-name="Tabela12.B2" office:value-type="string">
              <text:p text:style-name="P25"/>
            </table:table-cell>
          </table:table-row>
          <table:table-row table:style-name="Tabela12.1">
            <table:table-cell table:style-name="Tabela12.A2" office:value-type="string">
              <text:p text:style-name="P86">Informações específicas</text:p>
            </table:table-cell>
            <table:table-cell table:style-name="Tabela12.B2" office:value-type="string">
              <text:p text:style-name="P86">Nome do <text:span text:style-name="T37">estagiário</text:span></text:p>
              <text:p text:style-name="P88">Matrícula.</text:p>
            </table:table-cell>
          </table:table-row>
          <table:table-row table:style-name="Tabela12.1">
            <table:table-cell table:style-name="Tabela12.A2" office:value-type="string">
              <text:p text:style-name="P86">Fluxo alternativo</text:p>
            </table:table-cell>
            <table:table-cell table:style-name="Tabela12.B2" office:value-type="string">
              <text:p text:style-name="P86"/>
            </table:table-cell>
          </table:table-row>
          <table:table-row table:style-name="Tabela12.1">
            <table:table-cell table:style-name="Tabela12.A2" office:value-type="string">
              <text:p text:style-name="P86">Pós-condições</text:p>
            </table:table-cell>
            <table:table-cell table:style-name="Tabela12.B2" office:value-type="string">
              <text:p text:style-name="P86"><text:span text:style-name="T39">Avaliação de Rendimento </text:span>submetido para avaliação.</text:p>
            </table:table-cell>
          </table:table-row>
        </table:table>
        <text:p text:style-name="P29"/>
        <text:p text:style-name="P29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list xml:id="list92258872180342" text:continue-numbering="true" text:style-name="WW8Num2">
                <text:list-item>
                  <text:list>
                    <text:list-item>
                      <text:h text:style-name="P11" text:outline-level="2">UC11</text:h>
                    </text:list-item>
                  </text:list>
                </text:list-item>
              </text:list>
            </table:table-cell>
            <table:table-cell table:style-name="Tabela13.B1" office:value-type="string">
              <text:list xml:id="list92258872178549" text:continue-numbering="true" text:style-name="WW8Num2">
                <text:list-item>
                  <text:list>
                    <text:list-item>
                      <text:h text:style-name="P16" text:outline-level="2">Visualizar Avaliação de Rendimento</text:h>
                    </text:list-item>
                  </text:list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86">Objetivo</text:p>
            </table:table-cell>
            <table:table-cell table:style-name="Tabela13.B2" office:value-type="string">
              <text:p text:style-name="P95">Visualizar avaliações de acompanhamento dos estagiários.</text:p>
            </table:table-cell>
          </table:table-row>
          <table:table-row table:style-name="Tabela13.1">
            <table:table-cell table:style-name="Tabela13.A2" office:value-type="string">
              <text:p text:style-name="P86">Ator primário</text:p>
            </table:table-cell>
            <table:table-cell table:style-name="Tabela13.B2" office:value-type="string">
              <text:p text:style-name="P3">Coordenador do projeto</text:p>
            </table:table-cell>
          </table:table-row>
          <table:table-row table:style-name="Tabela13.1">
            <table:table-cell table:style-name="Tabela13.A2" office:value-type="string">
              <text:p text:style-name="P86">Ator secundário</text:p>
            </table:table-cell>
            <table:table-cell table:style-name="Tabela13.B2" office:value-type="string">
              <text:p text:style-name="P86">-</text:p>
            </table:table-cell>
          </table:table-row>
          <table:table-row table:style-name="Tabela13.1">
            <table:table-cell table:style-name="Tabela13.A2" office:value-type="string">
              <text:p text:style-name="P86">Trigger</text:p>
            </table:table-cell>
            <table:table-cell table:style-name="Tabela13.B2" office:value-type="string">
              <text:p text:style-name="P95">O <text:span text:style-name="T41">coordenador do projeto</text:span> deseja <text:span text:style-name="T40">visualizar</text:span> a Avaliação de <text:span text:style-name="T40">Rendimento de um determinado estagiário.</text:span></text:p>
            </table:table-cell>
          </table:table-row>
          <table:table-row table:style-name="Tabela13.1">
            <table:table-cell table:style-name="Tabela13.A2" office:value-type="string">
              <text:p text:style-name="P86">Pré-condições</text:p>
            </table:table-cell>
            <table:table-cell table:style-name="Tabela13.B2" office:value-type="string">
              <text:p text:style-name="P96">O estagiário deve ter submetido uma avaliação de rendimento.</text:p>
            </table:table-cell>
          </table:table-row>
          <table:table-row table:style-name="Tabela13.1">
            <table:table-cell table:style-name="Tabela13.A2" office:value-type="string">
              <text:p text:style-name="P86">Fluxo principal</text:p>
            </table:table-cell>
            <table:table-cell table:style-name="Tabela13.B2" office:value-type="string">
              <text:p text:style-name="P86"/>
            </table:table-cell>
          </table:table-row>
          <table:table-row table:style-name="Tabela13.1">
            <table:table-cell table:style-name="Tabela13.A2" office:value-type="string">
              <text:p text:style-name="P86">Informações específicas do caso de uso</text:p>
            </table:table-cell>
            <table:table-cell table:style-name="Tabela13.B2" office:value-type="string">
              <text:p text:style-name="P86">Nome do <text:span text:style-name="T37">estagiário</text:span></text:p>
            </table:table-cell>
          </table:table-row>
          <table:table-row table:style-name="Tabela13.1">
            <table:table-cell table:style-name="Tabela13.A2" office:value-type="string">
              <text:p text:style-name="P86">Fluxo alternativo</text:p>
            </table:table-cell>
            <table:table-cell table:style-name="Tabela13.B2" office:value-type="string">
              <text:p text:style-name="P86"/>
            </table:table-cell>
          </table:table-row>
          <table:table-row table:style-name="Tabela13.1">
            <table:table-cell table:style-name="Tabela13.A2" office:value-type="string">
              <text:p text:style-name="P86">Pós-condições</text:p>
            </table:table-cell>
            <table:table-cell table:style-name="Tabela13.B2" office:value-type="string">
              <text:p text:style-name="P87">Uma visão das informações <text:span text:style-name="T40">da Avaliação de Rendimento </text:span><text:soft-page-break/><text:span text:style-name="T40">submetida pelo estagiário</text:span></text:p>
            </table:table-cell>
          </table:table-row>
        </table:table>
        <text:p text:style-name="P29"/>
        <text:p text:style-name="P28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list xml:id="list92258872152815" text:continue-numbering="true" text:style-name="WW8Num2">
                <text:list-item>
                  <text:list>
                    <text:list-item>
                      <text:h text:style-name="P11" text:outline-level="2">UC12</text:h>
                    </text:list-item>
                  </text:list>
                </text:list-item>
              </text:list>
            </table:table-cell>
            <table:table-cell table:style-name="Tabela14.B1" office:value-type="string">
              <text:list xml:id="list92258872153296" text:continue-numbering="true" text:style-name="WW8Num2">
                <text:list-item>
                  <text:list>
                    <text:list-item>
                      <text:h text:style-name="P17" text:outline-level="2">Emitir Declaração de Estágio</text:h>
                    </text:list-item>
                  </text:list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86">Objetivo</text:p>
            </table:table-cell>
            <table:table-cell table:style-name="Tabela14.B2" office:value-type="string">
              <text:p text:style-name="P96">Emitir <text:s/>uma declaração comprovando participação do estagiário.</text:p>
            </table:table-cell>
          </table:table-row>
          <table:table-row table:style-name="Tabela14.1">
            <table:table-cell table:style-name="Tabela14.A2" office:value-type="string">
              <text:p text:style-name="P86">Ator primário</text:p>
            </table:table-cell>
            <table:table-cell table:style-name="Tabela14.B2" office:value-type="string">
              <text:p text:style-name="P4">Estagiário</text:p>
            </table:table-cell>
          </table:table-row>
          <table:table-row table:style-name="Tabela14.1">
            <table:table-cell table:style-name="Tabela14.A2" office:value-type="string">
              <text:p text:style-name="P86">Ator secundário</text:p>
            </table:table-cell>
            <table:table-cell table:style-name="Tabela14.B2" office:value-type="string">
              <text:p text:style-name="P86">-</text:p>
            </table:table-cell>
          </table:table-row>
          <table:table-row table:style-name="Tabela14.1">
            <table:table-cell table:style-name="Tabela14.A2" office:value-type="string">
              <text:p text:style-name="P86">Trigger</text:p>
            </table:table-cell>
            <table:table-cell table:style-name="Tabela14.B2" office:value-type="string">
              <text:p text:style-name="P95">O <text:span text:style-name="T41">estagiária </text:span>deseja <text:span text:style-name="T41">emitir uma Declaração de Estágio.</text:span></text:p>
            </table:table-cell>
          </table:table-row>
          <table:table-row table:style-name="Tabela14.1">
            <table:table-cell table:style-name="Tabela14.A2" office:value-type="string">
              <text:p text:style-name="P86">Pré-condições</text:p>
            </table:table-cell>
            <table:table-cell table:style-name="Tabela14.B2" office:value-type="string">
              <text:p text:style-name="P86">Para que o caso de uso seja iniciado é necessário que o ator primário esteja autenticado no sistema e possua permissão de acesso a essa funcionalidade.</text:p>
            </table:table-cell>
          </table:table-row>
          <table:table-row table:style-name="Tabela14.1">
            <table:table-cell table:style-name="Tabela14.A2" office:value-type="string">
              <text:p text:style-name="P86">Fluxo principal</text:p>
            </table:table-cell>
            <table:table-cell table:style-name="Tabela14.B2" office:value-type="string">
              <text:p text:style-name="P86"/>
            </table:table-cell>
          </table:table-row>
          <table:table-row table:style-name="Tabela14.1">
            <table:table-cell table:style-name="Tabela14.A2" office:value-type="string">
              <text:p text:style-name="P86">Informações específicas do caso de uso</text:p>
            </table:table-cell>
            <table:table-cell table:style-name="Tabela14.B2" office:value-type="string">
              <text:p text:style-name="P86">Nome do <text:span text:style-name="T37">estagiário</text:span></text:p>
              <text:p text:style-name="P88">Matrícula.</text:p>
            </table:table-cell>
          </table:table-row>
          <table:table-row table:style-name="Tabela14.1">
            <table:table-cell table:style-name="Tabela14.A2" office:value-type="string">
              <text:p text:style-name="P86">Fluxo alternativo</text:p>
            </table:table-cell>
            <table:table-cell table:style-name="Tabela14.B2" office:value-type="string">
              <text:p text:style-name="P86"/>
            </table:table-cell>
          </table:table-row>
          <table:table-row table:style-name="Tabela14.1">
            <table:table-cell table:style-name="Tabela14.A2" office:value-type="string">
              <text:p text:style-name="P86">Pós-condições</text:p>
            </table:table-cell>
            <table:table-cell table:style-name="Tabela14.B2" office:value-type="string">
              <text:p text:style-name="P94">Uma <text:span text:style-name="T41">Declaração de Estagiário</text:span> com <text:span text:style-name="T41">os dados básicos do estagiário.</text:span></text:p>
            </table:table-cell>
          </table:table-row>
        </table:table>
        <text:p text:style-name="P26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list xml:id="list92258872154931" text:continue-numbering="true" text:style-name="WW8Num2">
                <text:list-item>
                  <text:list>
                    <text:list-item>
                      <text:h text:style-name="P11" text:outline-level="2">UC1<text:span text:style-name="T42">3</text:span></text:h>
                    </text:list-item>
                  </text:list>
                </text:list-item>
              </text:list>
            </table:table-cell>
            <table:table-cell table:style-name="Tabela15.B1" office:value-type="string">
              <text:list xml:id="list92258872183075" text:continue-numbering="true" text:style-name="WW8Num2">
                <text:list-item>
                  <text:list>
                    <text:list-item>
                      <text:h text:style-name="P18" text:outline-level="2">Selecionar Turma</text:h>
                    </text:list-item>
                  </text:list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86">Objetivo</text:p>
            </table:table-cell>
            <table:table-cell table:style-name="Tabela15.B2" office:value-type="string">
              <text:p text:style-name="P97">Definir qual determinada turma cada estagiário será cadastrado em um período de tempo. </text:p>
            </table:table-cell>
          </table:table-row>
          <table:table-row table:style-name="Tabela15.1">
            <table:table-cell table:style-name="Tabela15.A2" office:value-type="string">
              <text:p text:style-name="P86">Ator primário</text:p>
            </table:table-cell>
            <table:table-cell table:style-name="Tabela15.B2" office:value-type="string">
              <text:p text:style-name="P5">Estagiário</text:p>
            </table:table-cell>
          </table:table-row>
          <table:table-row table:style-name="Tabela15.1">
            <table:table-cell table:style-name="Tabela15.A2" office:value-type="string">
              <text:p text:style-name="P86">Ator secundário</text:p>
            </table:table-cell>
            <table:table-cell table:style-name="Tabela15.B2" office:value-type="string">
              <text:p text:style-name="P86">-</text:p>
            </table:table-cell>
          </table:table-row>
          <table:table-row table:style-name="Tabela15.1">
            <table:table-cell table:style-name="Tabela15.A2" office:value-type="string">
              <text:p text:style-name="P86">Trigger</text:p>
            </table:table-cell>
            <table:table-cell table:style-name="Tabela15.B2" office:value-type="string">
              <text:p text:style-name="P98">O <text:span text:style-name="T43">estagiário </text:span>deseja <text:span text:style-name="T43">selecionar qual turma será cadastrado.</text:span></text:p>
            </table:table-cell>
          </table:table-row>
          <table:table-row table:style-name="Tabela15.1">
            <table:table-cell table:style-name="Tabela15.A2" office:value-type="string">
              <text:p text:style-name="P86">Pré-condições</text:p>
            </table:table-cell>
            <table:table-cell table:style-name="Tabela15.B2" office:value-type="string">
              <text:p text:style-name="P97">Estagiário <text:span text:style-name="T44">e</text:span>stá cadastrado no sistema</text:p>
            </table:table-cell>
          </table:table-row>
          <table:table-row table:style-name="Tabela15.1">
            <table:table-cell table:style-name="Tabela15.A2" office:value-type="string">
              <text:p text:style-name="P86">Fluxo principal</text:p>
            </table:table-cell>
            <table:table-cell table:style-name="Tabela15.B2" office:value-type="string">
              <text:p text:style-name="P86"/>
            </table:table-cell>
          </table:table-row>
          <table:table-row table:style-name="Tabela15.1">
            <table:table-cell table:style-name="Tabela15.A2" office:value-type="string">
              <text:p text:style-name="P86">Informações específicas do caso de uso</text:p>
            </table:table-cell>
            <table:table-cell table:style-name="Tabela15.B2" office:value-type="string">
              <text:p text:style-name="P97">Informações do estagiário</text:p>
            </table:table-cell>
          </table:table-row>
          <table:table-row table:style-name="Tabela15.1">
            <table:table-cell table:style-name="Tabela15.A2" office:value-type="string">
              <text:p text:style-name="P86">Fluxo alternativo</text:p>
            </table:table-cell>
            <table:table-cell table:style-name="Tabela15.B2" office:value-type="string">
              <text:p text:style-name="P86"/>
            </table:table-cell>
          </table:table-row>
          <table:table-row table:style-name="Tabela15.1">
            <table:table-cell table:style-name="Tabela15.A2" office:value-type="string">
              <text:p text:style-name="P86">Pós-condições</text:p>
            </table:table-cell>
            <table:table-cell table:style-name="Tabela15.B2" office:value-type="string">
              <text:p text:style-name="P98">O estagiário é adicionado a uma turma <text:span text:style-name="T43">selecionada.</text:span></text:p>
            </table:table-cell>
          </table:table-row>
        </table:table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26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list xml:id="list92258872151161" text:continue-numbering="true" text:style-name="WW8Num2">
                <text:list-item>
                  <text:list>
                    <text:list-item>
                      <text:h text:style-name="P11" text:outline-level="2">UC1<text:span text:style-name="T43">4</text:span></text:h>
                    </text:list-item>
                  </text:list>
                </text:list-item>
              </text:list>
            </table:table-cell>
            <table:table-cell table:style-name="Tabela16.B1" office:value-type="string">
              <text:list xml:id="list92258888175035" text:continue-numbering="true" text:style-name="WW8Num2">
                <text:list-item>
                  <text:list>
                    <text:list-item>
                      <text:h text:style-name="P19" text:outline-level="2">C<text:span text:style-name="T43">riar Perfil Público</text:span></text:h>
                    </text:list-item>
                  </text:list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86">Objetivo</text:p>
            </table:table-cell>
            <table:table-cell table:style-name="Tabela16.B2" office:value-type="string">
              <text:p text:style-name="P99">Estagiário cadastra informações para ter acesso ao sistema.</text:p>
            </table:table-cell>
          </table:table-row>
          <table:table-row table:style-name="Tabela16.1">
            <table:table-cell table:style-name="Tabela16.A2" office:value-type="string">
              <text:p text:style-name="P86">Ator primário</text:p>
            </table:table-cell>
            <table:table-cell table:style-name="Tabela16.B2" office:value-type="string">
              <text:p text:style-name="P6">Estagiário</text:p>
            </table:table-cell>
          </table:table-row>
          <table:table-row table:style-name="Tabela16.1">
            <table:table-cell table:style-name="Tabela16.A2" office:value-type="string">
              <text:p text:style-name="P86">Ator secundário</text:p>
            </table:table-cell>
            <table:table-cell table:style-name="Tabela16.B2" office:value-type="string">
              <text:p text:style-name="P86">-</text:p>
            </table:table-cell>
          </table:table-row>
          <table:table-row table:style-name="Tabela16.1">
            <table:table-cell table:style-name="Tabela16.A2" office:value-type="string">
              <text:p text:style-name="P86">Trigger</text:p>
            </table:table-cell>
            <table:table-cell table:style-name="Tabela16.B2" office:value-type="string">
              <text:p text:style-name="P99">O estagiário deseja criar perfil público para ter acesso ao sistema.</text:p>
            </table:table-cell>
          </table:table-row>
          <table:table-row table:style-name="Tabela16.1">
            <table:table-cell table:style-name="Tabela16.A2" office:value-type="string">
              <text:p text:style-name="P86">Pré-condições</text:p>
            </table:table-cell>
            <table:table-cell table:style-name="Tabela16.B2" office:value-type="string">
              <text:p text:style-name="P100"><text:span text:style-name="Fonte_20_parág._20_padrão"><text:span text:style-name="T26">Estagiário</text:span></text:span><text:span text:style-name="Fonte_20_parág._20_padrão"><text:span text:style-name="T25"> não precisa está logado no sistem</text:span></text:span><text:span text:style-name="Fonte_20_parág._20_padrão"><text:span text:style-name="T27">a </text:span></text:span><text:span text:style-name="Fonte_20_parág._20_padrão"><text:span text:style-name="T26">e o sistema precisa está i</text:span></text:span>nicializa<text:span text:style-name="T45">do</text:span>.</text:p>
            </table:table-cell>
          </table:table-row>
          <table:table-row table:style-name="Tabela16.1">
            <table:table-cell table:style-name="Tabela16.A2" office:value-type="string">
              <text:p text:style-name="P86">Fluxo principal</text:p>
            </table:table-cell>
            <table:table-cell table:style-name="Tabela16.B2" office:value-type="string">
              <text:p text:style-name="P86"/>
            </table:table-cell>
          </table:table-row>
          <table:table-row table:style-name="Tabela16.1">
            <table:table-cell table:style-name="Tabela16.A2" office:value-type="string">
              <text:p text:style-name="P86">Informações específicas do caso de uso</text:p>
            </table:table-cell>
            <table:table-cell table:style-name="Tabela16.B2" office:value-type="string">
              <text:p text:style-name="P99">CPF do estagiários</text:p>
              <text:p text:style-name="P99">Senha </text:p>
            </table:table-cell>
          </table:table-row>
          <table:table-row table:style-name="Tabela16.1">
            <table:table-cell table:style-name="Tabela16.A2" office:value-type="string">
              <text:p text:style-name="P86">Fluxo alternativo</text:p>
            </table:table-cell>
            <table:table-cell table:style-name="Tabela16.B2" office:value-type="string">
              <text:p text:style-name="P86"/>
            </table:table-cell>
          </table:table-row>
          <table:table-row table:style-name="Tabela16.1">
            <table:table-cell table:style-name="Tabela16.A2" office:value-type="string">
              <text:p text:style-name="P86">Pós-condições</text:p>
            </table:table-cell>
            <table:table-cell table:style-name="Tabela16.B2" office:value-type="string">
              <text:p text:style-name="P98">O estagiário é <text:span text:style-name="T46">cadastrado no perfil público.</text:span></text:p>
            </table:table-cell>
          </table:table-row>
        </table:table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roman"/>
    <style:font-face style:name="Times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7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1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09:22:58.680000000</dc:date>
    <meta:print-date>2007-05-07T23:41:00</meta:print-date>
    <meta:editing-cycles>4</meta:editing-cycles>
    <meta:editing-duration>PT38M42S</meta:editing-duration>
    <meta:document-statistic meta:table-count="15" meta:image-count="2" meta:object-count="0" meta:page-count="8" meta:paragraph-count="325" meta:word-count="1239" meta:character-count="8361" meta:non-whitespace-character-count="7467"/>
    <meta:generator>LibreOffice/4.3.1.2$Windows_x86 LibreOffice_project/958349dc3b25111dbca392fbc281a05559ef6848</meta:generator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